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7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0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1" style:family="table-cell" style:parent-style-name="_19968__33324_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41"/>
        <table:table-column table:style-name="co5" table:number-columns-repeated="2" table:default-cell-style-name="ce41"/>
        <table:table-column table:style-name="co6" table:default-cell-style-name="ce41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1 年 7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2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190064" table:style-name="ce16">
            <text:p>23,190,064</text:p>
          </table:table-cell>
          <table:table-cell office:value-type="float" office:value="11475027" table:style-name="ce16">
            <text:p>11,475,027</text:p>
          </table:table-cell>
          <table:table-cell office:value-type="float" office:value="11715037" table:style-name="ce16">
            <text:p>11,715,037</text:p>
          </table:table-cell>
          <table:table-cell office:value-type="float" office:value="831070" table:style-name="ce16">
            <text:p>831,070</text:p>
          </table:table-cell>
          <table:table-cell office:value-type="float" office:value="430520" table:style-name="ce16">
            <text:p>430,520</text:p>
          </table:table-cell>
          <table:table-cell office:value-type="float" office:value="400550" table:style-name="ce16">
            <text:p>400,550</text:p>
          </table:table-cell>
          <table:table-cell office:value-type="float" office:value="3.5837331022458585" table:style-name="ce17">
            <text:p>3.58</text:p>
          </table:table-cell>
          <table:table-cell office:value-type="float" office:value="1242000" table:style-name="ce16">
            <text:p>1,242,000</text:p>
          </table:table-cell>
          <table:table-cell office:value-type="float" office:value="643522" table:style-name="ce16">
            <text:p>643,522</text:p>
          </table:table-cell>
          <table:table-cell office:value-type="float" office:value="598478" table:style-name="ce16">
            <text:p>598,478</text:p>
          </table:table-cell>
          <table:table-cell office:value-type="float" office:value="5.3557420108888012" table:style-name="ce18">
            <text:p>5.36</text:p>
          </table:table-cell>
          <table:table-cell office:value-type="float" office:value="2267717" table:style-name="ce16">
            <text:p>2,267,717</text:p>
          </table:table-cell>
          <table:table-cell office:value-type="float" office:value="1174892" table:style-name="ce16">
            <text:p>1,174,892</text:p>
          </table:table-cell>
          <table:table-cell office:value-type="float" office:value="1092825" table:style-name="ce16">
            <text:p>1,092,825</text:p>
          </table:table-cell>
          <table:table-cell office:value-type="float" office:value="9.7788302783467955" table:style-name="ce17">
            <text:p>9.78</text:p>
          </table:table-cell>
          <table:table-cell office:value-type="float" office:value="2447088" table:style-name="ce16">
            <text:p>2,447,088</text:p>
          </table:table-cell>
          <table:table-cell office:value-type="float" office:value="1268530" table:style-name="ce16">
            <text:p>1,268,530</text:p>
          </table:table-cell>
          <table:table-cell office:value-type="float" office:value="1178558" table:style-name="ce16">
            <text:p>1,178,558</text:p>
          </table:table-cell>
          <table:table-cell office:value-type="float" office:value="10.552312404139979" table:style-name="ce17">
            <text:p>10.55</text:p>
          </table:table-cell>
          <table:table-cell office:value-type="float" office:value="1189571" table:style-name="ce16">
            <text:p>1,189,571</text:p>
          </table:table-cell>
          <table:table-cell office:value-type="float" office:value="621104" table:style-name="ce16">
            <text:p>621,104</text:p>
          </table:table-cell>
          <table:table-cell office:value-type="float" office:value="568467" table:style-name="ce16">
            <text:p>568,467</text:p>
          </table:table-cell>
          <table:table-cell office:value-type="float" office:value="5.1296581156481498" table:style-name="ce17">
            <text:p>5.13</text:p>
          </table:table-cell>
          <table:table-cell office:value-type="float" office:value="19281695" table:style-name="ce16">
            <text:p>19,281,695</text:p>
          </table:table-cell>
          <table:table-cell office:value-type="float" office:value="9442546" table:style-name="ce16">
            <text:p>9,442,546</text:p>
          </table:table-cell>
          <table:table-cell office:value-type="float" office:value="9839149" table:style-name="ce16">
            <text:p>9,839,149</text:p>
          </table:table-cell>
          <table:table-cell office:value-type="float" office:value="83.146363891018154" table:style-name="ce17">
            <text:p>83.15</text:p>
          </table:table-cell>
          <table:table-cell office:value-type="float" office:value="3991032" table:style-name="ce16">
            <text:p>3,991,032</text:p>
          </table:table-cell>
          <table:table-cell office:value-type="float" office:value="1811547" table:style-name="ce16">
            <text:p>1,811,547</text:p>
          </table:table-cell>
          <table:table-cell office:value-type="float" office:value="2179485" table:style-name="ce16">
            <text:p>2,179,485</text:p>
          </table:table-cell>
          <table:table-cell office:value-type="float" office:value="17.210094806120416" table:style-name="ce17">
            <text:p>17.21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3974683" table:style-name="ce20">
            <text:p>3,974,683</text:p>
          </table:table-cell>
          <table:table-cell office:value-type="float" office:value="1938808" table:style-name="ce20">
            <text:p>1,938,808</text:p>
          </table:table-cell>
          <table:table-cell office:value-type="float" office:value="2035875" table:style-name="ce20">
            <text:p>2,035,875</text:p>
          </table:table-cell>
          <table:table-cell office:value-type="float" office:value="134232" table:style-name="ce20">
            <text:p>134,232</text:p>
          </table:table-cell>
          <table:table-cell office:value-type="float" office:value="69229" table:style-name="ce20">
            <text:p>69,229</text:p>
          </table:table-cell>
          <table:table-cell office:value-type="float" office:value="65003" table:style-name="ce20">
            <text:p>65,003</text:p>
          </table:table-cell>
          <table:table-cell office:value-type="float" office:value="3.3771749847723709" table:style-name="ce21">
            <text:p>3.38</text:p>
          </table:table-cell>
          <table:table-cell office:value-type="float" office:value="201825" table:style-name="ce20">
            <text:p>201,825</text:p>
          </table:table-cell>
          <table:table-cell office:value-type="float" office:value="104068" table:style-name="ce20">
            <text:p>104,068</text:p>
          </table:table-cell>
          <table:table-cell office:value-type="float" office:value="97757" table:style-name="ce20">
            <text:p>97,757</text:p>
          </table:table-cell>
          <table:table-cell office:value-type="float" office:value="5.0777634342160116" table:style-name="ce22">
            <text:p>5.08</text:p>
          </table:table-cell>
          <table:table-cell office:value-type="float" office:value="371496" table:style-name="ce20">
            <text:p>371,496</text:p>
          </table:table-cell>
          <table:table-cell office:value-type="float" office:value="191722" table:style-name="ce20">
            <text:p>191,722</text:p>
          </table:table-cell>
          <table:table-cell office:value-type="float" office:value="179774" table:style-name="ce20">
            <text:p>179,774</text:p>
          </table:table-cell>
          <table:table-cell office:value-type="float" office:value="9.3465566939552165" table:style-name="ce21">
            <text:p>9.35</text:p>
          </table:table-cell>
          <table:table-cell office:value-type="float" office:value="400022" table:style-name="ce20">
            <text:p>400,022</text:p>
          </table:table-cell>
          <table:table-cell office:value-type="float" office:value="206677" table:style-name="ce20">
            <text:p>206,677</text:p>
          </table:table-cell>
          <table:table-cell office:value-type="float" office:value="193345" table:style-name="ce20">
            <text:p>193,345</text:p>
          </table:table-cell>
          <table:table-cell office:value-type="float" office:value="10.064249148925839" table:style-name="ce21">
            <text:p>10.06</text:p>
          </table:table-cell>
          <table:table-cell office:value-type="float" office:value="193776" table:style-name="ce20">
            <text:p>193,776</text:p>
          </table:table-cell>
          <table:table-cell office:value-type="float" office:value="101171" table:style-name="ce20">
            <text:p>101,171</text:p>
          </table:table-cell>
          <table:table-cell office:value-type="float" office:value="92605" table:style-name="ce20">
            <text:p>92,605</text:p>
          </table:table-cell>
          <table:table-cell office:value-type="float" office:value="4.8752567185861118" table:style-name="ce21">
            <text:p>4.88</text:p>
          </table:table-cell>
          <table:table-cell office:value-type="float" office:value="3335492" table:style-name="ce20">
            <text:p>3,335,492</text:p>
          </table:table-cell>
          <table:table-cell office:value-type="float" office:value="1607032" table:style-name="ce20">
            <text:p>1,607,032</text:p>
          </table:table-cell>
          <table:table-cell office:value-type="float" office:value="1728460" table:style-name="ce20">
            <text:p>1,728,460</text:p>
          </table:table-cell>
          <table:table-cell office:value-type="float" office:value="83.918440791378828" table:style-name="ce21">
            <text:p>83.92</text:p>
          </table:table-cell>
          <table:table-cell office:value-type="float" office:value="661127" table:style-name="ce20">
            <text:p>661,127</text:p>
          </table:table-cell>
          <table:table-cell office:value-type="float" office:value="295604" table:style-name="ce20">
            <text:p>295,604</text:p>
          </table:table-cell>
          <table:table-cell office:value-type="float" office:value="365523" table:style-name="ce20">
            <text:p>365,523</text:p>
          </table:table-cell>
          <table:table-cell office:value-type="float" office:value="16.633452277829452" table:style-name="ce21">
            <text:p>16.6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462482" table:style-name="ce20">
            <text:p>2,462,482</text:p>
          </table:table-cell>
          <table:table-cell office:value-type="float" office:value="1171248" table:style-name="ce20">
            <text:p>1,171,248</text:p>
          </table:table-cell>
          <table:table-cell office:value-type="float" office:value="1291234" table:style-name="ce20">
            <text:p>1,291,234</text:p>
          </table:table-cell>
          <table:table-cell office:value-type="float" office:value="90963" table:style-name="ce20">
            <text:p>90,963</text:p>
          </table:table-cell>
          <table:table-cell office:value-type="float" office:value="47038" table:style-name="ce20">
            <text:p>47,038</text:p>
          </table:table-cell>
          <table:table-cell office:value-type="float" office:value="43925" table:style-name="ce20">
            <text:p>43,925</text:p>
          </table:table-cell>
          <table:table-cell office:value-type="float" office:value="3.6939559355154681" table:style-name="ce21">
            <text:p>3.69</text:p>
          </table:table-cell>
          <table:table-cell office:value-type="float" office:value="137007" table:style-name="ce20">
            <text:p>137,007</text:p>
          </table:table-cell>
          <table:table-cell office:value-type="float" office:value="70881" table:style-name="ce20">
            <text:p>70,881</text:p>
          </table:table-cell>
          <table:table-cell office:value-type="float" office:value="66126" table:style-name="ce20">
            <text:p>66,126</text:p>
          </table:table-cell>
          <table:table-cell office:value-type="float" office:value="5.5637767098399094" table:style-name="ce22">
            <text:p>5.56</text:p>
          </table:table-cell>
          <table:table-cell office:value-type="float" office:value="252552" table:style-name="ce20">
            <text:p>252,552</text:p>
          </table:table-cell>
          <table:table-cell office:value-type="float" office:value="130636" table:style-name="ce20">
            <text:p>130,636</text:p>
          </table:table-cell>
          <table:table-cell office:value-type="float" office:value="121916" table:style-name="ce20">
            <text:p>121,916</text:p>
          </table:table-cell>
          <table:table-cell office:value-type="float" office:value="10.255993749395936" table:style-name="ce21">
            <text:p>10.26</text:p>
          </table:table-cell>
          <table:table-cell office:value-type="float" office:value="273565" table:style-name="ce20">
            <text:p>273,565</text:p>
          </table:table-cell>
          <table:table-cell office:value-type="float" office:value="141500" table:style-name="ce20">
            <text:p>141,500</text:p>
          </table:table-cell>
          <table:table-cell office:value-type="float" office:value="132065" table:style-name="ce20">
            <text:p>132,065</text:p>
          </table:table-cell>
          <table:table-cell office:value-type="float" office:value="11.10931978386035" table:style-name="ce21">
            <text:p>11.11</text:p>
          </table:table-cell>
          <table:table-cell office:value-type="float" office:value="122476" table:style-name="ce20">
            <text:p>122,476</text:p>
          </table:table-cell>
          <table:table-cell office:value-type="float" office:value="63909" table:style-name="ce20">
            <text:p>63,909</text:p>
          </table:table-cell>
          <table:table-cell office:value-type="float" office:value="58567" table:style-name="ce20">
            <text:p>58,567</text:p>
          </table:table-cell>
          <table:table-cell office:value-type="float" office:value="4.9736810258917625" table:style-name="ce21">
            <text:p>4.97</text:p>
          </table:table-cell>
          <table:table-cell office:value-type="float" office:value="2047132" table:style-name="ce20">
            <text:p>2,047,132</text:p>
          </table:table-cell>
          <table:table-cell office:value-type="float" office:value="955706" table:style-name="ce20">
            <text:p>955,706</text:p>
          </table:table-cell>
          <table:table-cell office:value-type="float" office:value="1091426" table:style-name="ce20">
            <text:p>1,091,426</text:p>
          </table:table-cell>
          <table:table-cell office:value-type="float" office:value="83.132871631142891" table:style-name="ce21">
            <text:p>83.13</text:p>
          </table:table-cell>
          <table:table-cell office:value-type="float" office:value="500755" table:style-name="ce20">
            <text:p>500,755</text:p>
          </table:table-cell>
          <table:table-cell office:value-type="float" office:value="221104" table:style-name="ce20">
            <text:p>221,104</text:p>
          </table:table-cell>
          <table:table-cell office:value-type="float" office:value="279651" table:style-name="ce20">
            <text:p>279,651</text:p>
          </table:table-cell>
          <table:table-cell office:value-type="float" office:value="20.335377070776559" table:style-name="ce21">
            <text:p>20.34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66824" table:style-name="ce20">
            <text:p>2,266,824</text:p>
          </table:table-cell>
          <table:table-cell office:value-type="float" office:value="1120734" table:style-name="ce20">
            <text:p>1,120,734</text:p>
          </table:table-cell>
          <table:table-cell office:value-type="float" office:value="1146090" table:style-name="ce20">
            <text:p>1,146,090</text:p>
          </table:table-cell>
          <table:table-cell office:value-type="float" office:value="99910" table:style-name="ce20">
            <text:p>99,910</text:p>
          </table:table-cell>
          <table:table-cell office:value-type="float" office:value="51769" table:style-name="ce20">
            <text:p>51,769</text:p>
          </table:table-cell>
          <table:table-cell office:value-type="float" office:value="48141" table:style-name="ce20">
            <text:p>48,141</text:p>
          </table:table-cell>
          <table:table-cell office:value-type="float" office:value="4.4074881861141408" table:style-name="ce21">
            <text:p>4.41</text:p>
          </table:table-cell>
          <table:table-cell office:value-type="float" office:value="146253" table:style-name="ce20">
            <text:p>146,253</text:p>
          </table:table-cell>
          <table:table-cell office:value-type="float" office:value="75778" table:style-name="ce20">
            <text:p>75,778</text:p>
          </table:table-cell>
          <table:table-cell office:value-type="float" office:value="70475" table:style-name="ce20">
            <text:p>70,475</text:p>
          </table:table-cell>
          <table:table-cell office:value-type="float" office:value="6.4518903981958902" table:style-name="ce22">
            <text:p>6.45</text:p>
          </table:table-cell>
          <table:table-cell office:value-type="float" office:value="259384" table:style-name="ce20">
            <text:p>259,384</text:p>
          </table:table-cell>
          <table:table-cell office:value-type="float" office:value="134456" table:style-name="ce20">
            <text:p>134,456</text:p>
          </table:table-cell>
          <table:table-cell office:value-type="float" office:value="124928" table:style-name="ce20">
            <text:p>124,928</text:p>
          </table:table-cell>
          <table:table-cell office:value-type="float" office:value="11.44261751243149" table:style-name="ce21">
            <text:p>11.44</text:p>
          </table:table-cell>
          <table:table-cell office:value-type="float" office:value="278589" table:style-name="ce20">
            <text:p>278,589</text:p>
          </table:table-cell>
          <table:table-cell office:value-type="float" office:value="144549" table:style-name="ce20">
            <text:p>144,549</text:p>
          </table:table-cell>
          <table:table-cell office:value-type="float" office:value="134040" table:style-name="ce20">
            <text:p>134,040</text:p>
          </table:table-cell>
          <table:table-cell office:value-type="float" office:value="12.289838117118929" table:style-name="ce21">
            <text:p>12.29</text:p>
          </table:table-cell>
          <table:table-cell office:value-type="float" office:value="128174" table:style-name="ce20">
            <text:p>128,174</text:p>
          </table:table-cell>
          <table:table-cell office:value-type="float" office:value="67186" table:style-name="ce20">
            <text:p>67,186</text:p>
          </table:table-cell>
          <table:table-cell office:value-type="float" office:value="60988" table:style-name="ce20">
            <text:p>60,988</text:p>
          </table:table-cell>
          <table:table-cell office:value-type="float" office:value="5.6543428162045224" table:style-name="ce21">
            <text:p>5.65</text:p>
          </table:table-cell>
          <table:table-cell office:value-type="float" office:value="1831621" table:style-name="ce20">
            <text:p>1,831,621</text:p>
          </table:table-cell>
          <table:table-cell office:value-type="float" office:value="894151" table:style-name="ce20">
            <text:p>894,151</text:p>
          </table:table-cell>
          <table:table-cell office:value-type="float" office:value="937470" table:style-name="ce20">
            <text:p>937,470</text:p>
          </table:table-cell>
          <table:table-cell office:value-type="float" office:value="80.801200269628353" table:style-name="ce21">
            <text:p>80.80</text:p>
          </table:table-cell>
          <table:table-cell office:value-type="float" office:value="316391" table:style-name="ce20">
            <text:p>316,391</text:p>
          </table:table-cell>
          <table:table-cell office:value-type="float" office:value="143501" table:style-name="ce20">
            <text:p>143,501</text:p>
          </table:table-cell>
          <table:table-cell office:value-type="float" office:value="172890" table:style-name="ce20">
            <text:p>172,890</text:p>
          </table:table-cell>
          <table:table-cell office:value-type="float" office:value="13.95745765882133" table:style-name="ce21">
            <text:p>13.9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00981" table:style-name="ce20">
            <text:p>2,800,981</text:p>
          </table:table-cell>
          <table:table-cell office:value-type="float" office:value="1373004" table:style-name="ce20">
            <text:p>1,373,004</text:p>
          </table:table-cell>
          <table:table-cell office:value-type="float" office:value="1427977" table:style-name="ce20">
            <text:p>1,427,977</text:p>
          </table:table-cell>
          <table:table-cell office:value-type="float" office:value="110913" table:style-name="ce20">
            <text:p>110,913</text:p>
          </table:table-cell>
          <table:table-cell office:value-type="float" office:value="57428" table:style-name="ce20">
            <text:p>57,428</text:p>
          </table:table-cell>
          <table:table-cell office:value-type="float" office:value="53485" table:style-name="ce20">
            <text:p>53,485</text:p>
          </table:table-cell>
          <table:table-cell office:value-type="float" office:value="3.9597912302868172" table:style-name="ce21">
            <text:p>3.96</text:p>
          </table:table-cell>
          <table:table-cell office:value-type="float" office:value="167991" table:style-name="ce20">
            <text:p>167,991</text:p>
          </table:table-cell>
          <table:table-cell office:value-type="float" office:value="87147" table:style-name="ce20">
            <text:p>87,147</text:p>
          </table:table-cell>
          <table:table-cell office:value-type="float" office:value="80844" table:style-name="ce20">
            <text:p>80,844</text:p>
          </table:table-cell>
          <table:table-cell office:value-type="float" office:value="5.9975772773895999" table:style-name="ce22">
            <text:p>6.00</text:p>
          </table:table-cell>
          <table:table-cell office:value-type="float" office:value="306300" table:style-name="ce20">
            <text:p>306,300</text:p>
          </table:table-cell>
          <table:table-cell office:value-type="float" office:value="158824" table:style-name="ce20">
            <text:p>158,824</text:p>
          </table:table-cell>
          <table:table-cell office:value-type="float" office:value="147476" table:style-name="ce20">
            <text:p>147,476</text:p>
          </table:table-cell>
          <table:table-cell office:value-type="float" office:value="10.935454399726382" table:style-name="ce21">
            <text:p>10.94</text:p>
          </table:table-cell>
          <table:table-cell office:value-type="float" office:value="330011" table:style-name="ce20">
            <text:p>330,011</text:p>
          </table:table-cell>
          <table:table-cell office:value-type="float" office:value="171219" table:style-name="ce20">
            <text:p>171,219</text:p>
          </table:table-cell>
          <table:table-cell office:value-type="float" office:value="158792" table:style-name="ce20">
            <text:p>158,792</text:p>
          </table:table-cell>
          <table:table-cell office:value-type="float" office:value="11.781979242272618" table:style-name="ce21">
            <text:p>11.78</text:p>
          </table:table-cell>
          <table:table-cell office:value-type="float" office:value="155924" table:style-name="ce20">
            <text:p>155,924</text:p>
          </table:table-cell>
          <table:table-cell office:value-type="float" office:value="81042" table:style-name="ce20">
            <text:p>81,042</text:p>
          </table:table-cell>
          <table:table-cell office:value-type="float" office:value="74882" table:style-name="ce20">
            <text:p>74,882</text:p>
          </table:table-cell>
          <table:table-cell office:value-type="float" office:value="5.5667639302087375" table:style-name="ce21">
            <text:p>5.57</text:p>
          </table:table-cell>
          <table:table-cell office:value-type="float" office:value="2281317" table:style-name="ce20">
            <text:p>2,281,317</text:p>
          </table:table-cell>
          <table:table-cell office:value-type="float" office:value="1103295" table:style-name="ce20">
            <text:p>1,103,295</text:p>
          </table:table-cell>
          <table:table-cell office:value-type="float" office:value="1178022" table:style-name="ce20">
            <text:p>1,178,022</text:p>
          </table:table-cell>
          <table:table-cell office:value-type="float" office:value="81.447071579564451" table:style-name="ce21">
            <text:p>81.45</text:p>
          </table:table-cell>
          <table:table-cell office:value-type="float" office:value="413281" table:style-name="ce20">
            <text:p>413,281</text:p>
          </table:table-cell>
          <table:table-cell office:value-type="float" office:value="187316" table:style-name="ce20">
            <text:p>187,316</text:p>
          </table:table-cell>
          <table:table-cell office:value-type="float" office:value="225965" table:style-name="ce20">
            <text:p>225,965</text:p>
          </table:table-cell>
          <table:table-cell office:value-type="float" office:value="14.7548662415061" table:style-name="ce21">
            <text:p>14.75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50735" table:style-name="ce20">
            <text:p>1,850,735</text:p>
          </table:table-cell>
          <table:table-cell office:value-type="float" office:value="920758" table:style-name="ce20">
            <text:p>920,758</text:p>
          </table:table-cell>
          <table:table-cell office:value-type="float" office:value="929977" table:style-name="ce20">
            <text:p>929,977</text:p>
          </table:table-cell>
          <table:table-cell office:value-type="float" office:value="59803" table:style-name="ce20">
            <text:p>59,803</text:p>
          </table:table-cell>
          <table:table-cell office:value-type="float" office:value="31105" table:style-name="ce20">
            <text:p>31,105</text:p>
          </table:table-cell>
          <table:table-cell office:value-type="float" office:value="28698" table:style-name="ce20">
            <text:p>28,698</text:p>
          </table:table-cell>
          <table:table-cell office:value-type="float" office:value="3.2313108035456186" table:style-name="ce21">
            <text:p>3.23</text:p>
          </table:table-cell>
          <table:table-cell office:value-type="float" office:value="91565" table:style-name="ce20">
            <text:p>91,565</text:p>
          </table:table-cell>
          <table:table-cell office:value-type="float" office:value="47630" table:style-name="ce20">
            <text:p>47,630</text:p>
          </table:table-cell>
          <table:table-cell office:value-type="float" office:value="43935" table:style-name="ce20">
            <text:p>43,935</text:p>
          </table:table-cell>
          <table:table-cell office:value-type="float" office:value="4.9474938335310021" table:style-name="ce22">
            <text:p>4.95</text:p>
          </table:table-cell>
          <table:table-cell office:value-type="float" office:value="171059" table:style-name="ce20">
            <text:p>171,059</text:p>
          </table:table-cell>
          <table:table-cell office:value-type="float" office:value="88728" table:style-name="ce20">
            <text:p>88,728</text:p>
          </table:table-cell>
          <table:table-cell office:value-type="float" office:value="82331" table:style-name="ce20">
            <text:p>82,331</text:p>
          </table:table-cell>
          <table:table-cell office:value-type="float" office:value="9.2427603087422021" table:style-name="ce21">
            <text:p>9.24</text:p>
          </table:table-cell>
          <table:table-cell office:value-type="float" office:value="184667" table:style-name="ce20">
            <text:p>184,667</text:p>
          </table:table-cell>
          <table:table-cell office:value-type="float" office:value="95846" table:style-name="ce20">
            <text:p>95,846</text:p>
          </table:table-cell>
          <table:table-cell office:value-type="float" office:value="88821" table:style-name="ce20">
            <text:p>88,821</text:p>
          </table:table-cell>
          <table:table-cell office:value-type="float" office:value="9.9780357533628532" table:style-name="ce21">
            <text:p>9.98</text:p>
          </table:table-cell>
          <table:table-cell office:value-type="float" office:value="91248" table:style-name="ce20">
            <text:p>91,248</text:p>
          </table:table-cell>
          <table:table-cell office:value-type="float" office:value="47533" table:style-name="ce20">
            <text:p>47,533</text:p>
          </table:table-cell>
          <table:table-cell office:value-type="float" office:value="43715" table:style-name="ce20">
            <text:p>43,715</text:p>
          </table:table-cell>
          <table:table-cell office:value-type="float" office:value="4.9303655034351221" table:style-name="ce21">
            <text:p>4.93</text:p>
          </table:table-cell>
          <table:table-cell office:value-type="float" office:value="1554663" table:style-name="ce20">
            <text:p>1,554,663</text:p>
          </table:table-cell>
          <table:table-cell office:value-type="float" office:value="766928" table:style-name="ce20">
            <text:p>766,928</text:p>
          </table:table-cell>
          <table:table-cell office:value-type="float" office:value="787735" table:style-name="ce20">
            <text:p>787,735</text:p>
          </table:table-cell>
          <table:table-cell office:value-type="float" office:value="84.002463885969618" table:style-name="ce21">
            <text:p>84.00</text:p>
          </table:table-cell>
          <table:table-cell office:value-type="float" office:value="327699" table:style-name="ce20">
            <text:p>327,699</text:p>
          </table:table-cell>
          <table:table-cell office:value-type="float" office:value="150522" table:style-name="ce20">
            <text:p>150,522</text:p>
          </table:table-cell>
          <table:table-cell office:value-type="float" office:value="177177" table:style-name="ce20">
            <text:p>177,177</text:p>
          </table:table-cell>
          <table:table-cell office:value-type="float" office:value="17.706424744763567" table:style-name="ce21">
            <text:p>17.71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22904" table:style-name="ce20">
            <text:p>2,722,904</text:p>
          </table:table-cell>
          <table:table-cell office:value-type="float" office:value="1340547" table:style-name="ce20">
            <text:p>1,340,547</text:p>
          </table:table-cell>
          <table:table-cell office:value-type="float" office:value="1382357" table:style-name="ce20">
            <text:p>1,382,357</text:p>
          </table:table-cell>
          <table:table-cell office:value-type="float" office:value="92579" table:style-name="ce20">
            <text:p>92,579</text:p>
          </table:table-cell>
          <table:table-cell office:value-type="float" office:value="47887" table:style-name="ce20">
            <text:p>47,887</text:p>
          </table:table-cell>
          <table:table-cell office:value-type="float" office:value="44692" table:style-name="ce20">
            <text:p>44,692</text:p>
          </table:table-cell>
          <table:table-cell office:value-type="float" office:value="3.4000096955309478" table:style-name="ce21">
            <text:p>3.40</text:p>
          </table:table-cell>
          <table:table-cell office:value-type="float" office:value="137175" table:style-name="ce20">
            <text:p>137,175</text:p>
          </table:table-cell>
          <table:table-cell office:value-type="float" office:value="71059" table:style-name="ce20">
            <text:p>71,059</text:p>
          </table:table-cell>
          <table:table-cell office:value-type="float" office:value="66116" table:style-name="ce20">
            <text:p>66,116</text:p>
          </table:table-cell>
          <table:table-cell office:value-type="float" office:value="5.037819915795783" table:style-name="ce22">
            <text:p>5.04</text:p>
          </table:table-cell>
          <table:table-cell office:value-type="float" office:value="248426" table:style-name="ce20">
            <text:p>248,426</text:p>
          </table:table-cell>
          <table:table-cell office:value-type="float" office:value="128777" table:style-name="ce20">
            <text:p>128,777</text:p>
          </table:table-cell>
          <table:table-cell office:value-type="float" office:value="119649" table:style-name="ce20">
            <text:p>119,649</text:p>
          </table:table-cell>
          <table:table-cell office:value-type="float" office:value="9.123568072910393" table:style-name="ce21">
            <text:p>9.12</text:p>
          </table:table-cell>
          <table:table-cell office:value-type="float" office:value="267665" table:style-name="ce20">
            <text:p>267,665</text:p>
          </table:table-cell>
          <table:table-cell office:value-type="float" office:value="138692" table:style-name="ce20">
            <text:p>138,692</text:p>
          </table:table-cell>
          <table:table-cell office:value-type="float" office:value="128973" table:style-name="ce20">
            <text:p>128,973</text:p>
          </table:table-cell>
          <table:table-cell office:value-type="float" office:value="9.8301298907343035" table:style-name="ce21">
            <text:p>9.83</text:p>
          </table:table-cell>
          <table:table-cell office:value-type="float" office:value="132497" table:style-name="ce20">
            <text:p>132,497</text:p>
          </table:table-cell>
          <table:table-cell office:value-type="float" office:value="68883" table:style-name="ce20">
            <text:p>68,883</text:p>
          </table:table-cell>
          <table:table-cell office:value-type="float" office:value="63614" table:style-name="ce20">
            <text:p>63,614</text:p>
          </table:table-cell>
          <table:table-cell office:value-type="float" office:value="4.8660180454397217" table:style-name="ce21">
            <text:p>4.87</text:p>
          </table:table-cell>
          <table:table-cell office:value-type="float" office:value="2291220" table:style-name="ce20">
            <text:p>2,291,220</text:p>
          </table:table-cell>
          <table:table-cell office:value-type="float" office:value="1116386" table:style-name="ce20">
            <text:p>1,116,386</text:p>
          </table:table-cell>
          <table:table-cell office:value-type="float" office:value="1174834" table:style-name="ce20">
            <text:p>1,174,834</text:p>
          </table:table-cell>
          <table:table-cell office:value-type="float" office:value="84.146190978455365" table:style-name="ce21">
            <text:p>84.15</text:p>
          </table:table-cell>
          <table:table-cell office:value-type="float" office:value="489009" table:style-name="ce20">
            <text:p>489,009</text:p>
          </table:table-cell>
          <table:table-cell office:value-type="float" office:value="219979" table:style-name="ce20">
            <text:p>219,979</text:p>
          </table:table-cell>
          <table:table-cell office:value-type="float" office:value="269030" table:style-name="ce20">
            <text:p>269,030</text:p>
          </table:table-cell>
          <table:table-cell office:value-type="float" office:value="17.959098080578677" table:style-name="ce21">
            <text:p>17.9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6957337" table:style-name="ce20">
            <text:p>6,957,337</text:p>
          </table:table-cell>
          <table:table-cell office:value-type="float" office:value="3532293" table:style-name="ce20">
            <text:p>3,532,293</text:p>
          </table:table-cell>
          <table:table-cell office:value-type="float" office:value="3425044" table:style-name="ce20">
            <text:p>3,425,044</text:p>
          </table:table-cell>
          <table:table-cell office:value-type="float" office:value="237761" table:style-name="ce20">
            <text:p>237,761</text:p>
          </table:table-cell>
          <table:table-cell office:value-type="float" office:value="123525" table:style-name="ce20">
            <text:p>123,525</text:p>
          </table:table-cell>
          <table:table-cell office:value-type="float" office:value="114236" table:style-name="ce20">
            <text:p>114,236</text:p>
          </table:table-cell>
          <table:table-cell office:value-type="float" office:value="3.4174138754526338" table:style-name="ce21">
            <text:p>3.42</text:p>
          </table:table-cell>
          <table:table-cell office:value-type="float" office:value="353504" table:style-name="ce20">
            <text:p>353,504</text:p>
          </table:table-cell>
          <table:table-cell office:value-type="float" office:value="183499" table:style-name="ce20">
            <text:p>183,499</text:p>
          </table:table-cell>
          <table:table-cell office:value-type="float" office:value="170005" table:style-name="ce20">
            <text:p>170,005</text:p>
          </table:table-cell>
          <table:table-cell office:value-type="float" office:value="5.0810245356808217" table:style-name="ce22">
            <text:p>5.08</text:p>
          </table:table-cell>
          <table:table-cell office:value-type="float" office:value="647579" table:style-name="ce20">
            <text:p>647,579</text:p>
          </table:table-cell>
          <table:table-cell office:value-type="float" office:value="336056" table:style-name="ce20">
            <text:p>336,056</text:p>
          </table:table-cell>
          <table:table-cell office:value-type="float" office:value="311523" table:style-name="ce20">
            <text:p>311,523</text:p>
          </table:table-cell>
          <table:table-cell office:value-type="float" office:value="9.3078573022982791" table:style-name="ce21">
            <text:p>9.31</text:p>
          </table:table-cell>
          <table:table-cell office:value-type="float" office:value="700910" table:style-name="ce20">
            <text:p>700,910</text:p>
          </table:table-cell>
          <table:table-cell office:value-type="float" office:value="363977" table:style-name="ce20">
            <text:p>363,977</text:p>
          </table:table-cell>
          <table:table-cell office:value-type="float" office:value="336933" table:style-name="ce20">
            <text:p>336,933</text:p>
          </table:table-cell>
          <table:table-cell office:value-type="float" office:value="10.074400593215479" table:style-name="ce21">
            <text:p>10.07</text:p>
          </table:table-cell>
          <table:table-cell office:value-type="float" office:value="360164" table:style-name="ce20">
            <text:p>360,164</text:p>
          </table:table-cell>
          <table:table-cell office:value-type="float" office:value="188600" table:style-name="ce20">
            <text:p>188,600</text:p>
          </table:table-cell>
          <table:table-cell office:value-type="float" office:value="171564" table:style-name="ce20">
            <text:p>171,564</text:p>
          </table:table-cell>
          <table:table-cell office:value-type="float" office:value="5.176750817158922" table:style-name="ce21">
            <text:p>5.18</text:p>
          </table:table-cell>
          <table:table-cell office:value-type="float" office:value="5805411" table:style-name="ce20">
            <text:p>5,805,411</text:p>
          </table:table-cell>
          <table:table-cell office:value-type="float" office:value="2931475" table:style-name="ce20">
            <text:p>2,931,475</text:p>
          </table:table-cell>
          <table:table-cell office:value-type="float" office:value="2873936" table:style-name="ce20">
            <text:p>2,873,936</text:p>
          </table:table-cell>
          <table:table-cell office:value-type="float" office:value="83.443004126435156" table:style-name="ce21">
            <text:p>83.44</text:p>
          </table:table-cell>
          <table:table-cell office:value-type="float" office:value="1258575" table:style-name="ce20">
            <text:p>1,258,575</text:p>
          </table:table-cell>
          <table:table-cell office:value-type="float" office:value="581827" table:style-name="ce20">
            <text:p>581,827</text:p>
          </table:table-cell>
          <table:table-cell office:value-type="float" office:value="676748" table:style-name="ce20">
            <text:p>676,748</text:p>
          </table:table-cell>
          <table:table-cell office:value-type="float" office:value="18.089895602297261" table:style-name="ce21">
            <text:p>18.09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48971" table:style-name="ce24">
            <text:p>448,971</text:p>
          </table:table-cell>
          <table:table-cell office:value-type="float" office:value="225845" table:style-name="ce24">
            <text:p>225,845</text:p>
          </table:table-cell>
          <table:table-cell office:value-type="float" office:value="223126" table:style-name="ce24">
            <text:p>223,126</text:p>
          </table:table-cell>
          <table:table-cell office:value-type="float" office:value="14952" table:style-name="ce24">
            <text:p>14,952</text:p>
          </table:table-cell>
          <table:table-cell office:value-type="float" office:value="7699" table:style-name="ce24">
            <text:p>7,699</text:p>
          </table:table-cell>
          <table:table-cell office:value-type="float" office:value="7253" table:style-name="ce24">
            <text:p>7,253</text:p>
          </table:table-cell>
          <table:table-cell office:value-type="float" office:value="3.3302819113038478" table:style-name="ce25">
            <text:p>3.33</text:p>
          </table:table-cell>
          <table:table-cell office:value-type="float" office:value="22403" table:style-name="ce24">
            <text:p>22,403</text:p>
          </table:table-cell>
          <table:table-cell office:value-type="float" office:value="11549" table:style-name="ce24">
            <text:p>11,549</text:p>
          </table:table-cell>
          <table:table-cell office:value-type="float" office:value="10854" table:style-name="ce24">
            <text:p>10,854</text:p>
          </table:table-cell>
          <table:table-cell office:value-type="float" office:value="4.9898545785807986" table:style-name="ce26">
            <text:p>4.99</text:p>
          </table:table-cell>
          <table:table-cell office:value-type="float" office:value="40841" table:style-name="ce24">
            <text:p>40,841</text:p>
          </table:table-cell>
          <table:table-cell office:value-type="float" office:value="21166" table:style-name="ce24">
            <text:p>21,166</text:p>
          </table:table-cell>
          <table:table-cell office:value-type="float" office:value="19675" table:style-name="ce24">
            <text:p>19,675</text:p>
          </table:table-cell>
          <table:table-cell office:value-type="float" office:value="9.096578620890881" table:style-name="ce25">
            <text:p>9.10</text:p>
          </table:table-cell>
          <table:table-cell office:value-type="float" office:value="44217" table:style-name="ce24">
            <text:p>44,217</text:p>
          </table:table-cell>
          <table:table-cell office:value-type="float" office:value="22879" table:style-name="ce24">
            <text:p>22,879</text:p>
          </table:table-cell>
          <table:table-cell office:value-type="float" office:value="21338" table:style-name="ce24">
            <text:p>21,338</text:p>
          </table:table-cell>
          <table:table-cell office:value-type="float" office:value="9.848520283047236" table:style-name="ce25">
            <text:p>9.85</text:p>
          </table:table-cell>
          <table:table-cell office:value-type="float" office:value="22450" table:style-name="ce24">
            <text:p>22,450</text:p>
          </table:table-cell>
          <table:table-cell office:value-type="float" office:value="11584" table:style-name="ce24">
            <text:p>11,584</text:p>
          </table:table-cell>
          <table:table-cell office:value-type="float" office:value="10866" table:style-name="ce24">
            <text:p>10,866</text:p>
          </table:table-cell>
          <table:table-cell office:value-type="float" office:value="5.0003229607257484" table:style-name="ce25">
            <text:p>5.00</text:p>
          </table:table-cell>
          <table:table-cell office:value-type="float" office:value="376718" table:style-name="ce24">
            <text:p>376,718</text:p>
          </table:table-cell>
          <table:table-cell office:value-type="float" office:value="188338" table:style-name="ce24">
            <text:p>188,338</text:p>
          </table:table-cell>
          <table:table-cell office:value-type="float" office:value="188380" table:style-name="ce24">
            <text:p>188,380</text:p>
          </table:table-cell>
          <table:table-cell office:value-type="float" office:value="83.906978401723052" table:style-name="ce25">
            <text:p>83.91</text:p>
          </table:table-cell>
          <table:table-cell office:value-type="float" office:value="82340" table:style-name="ce24">
            <text:p>82,340</text:p>
          </table:table-cell>
          <table:table-cell office:value-type="float" office:value="38057" table:style-name="ce24">
            <text:p>38,057</text:p>
          </table:table-cell>
          <table:table-cell office:value-type="float" office:value="44283" table:style-name="ce24">
            <text:p>44,283</text:p>
          </table:table-cell>
          <table:table-cell office:value-type="float" office:value="18.339714591811052" table:style-name="ce25">
            <text:p>18.3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7026" table:style-name="ce24">
            <text:p>577,026</text:p>
          </table:table-cell>
          <table:table-cell office:value-type="float" office:value="294351" table:style-name="ce24">
            <text:p>294,351</text:p>
          </table:table-cell>
          <table:table-cell office:value-type="float" office:value="282675" table:style-name="ce24">
            <text:p>282,675</text:p>
          </table:table-cell>
          <table:table-cell office:value-type="float" office:value="26572" table:style-name="ce24">
            <text:p>26,572</text:p>
          </table:table-cell>
          <table:table-cell office:value-type="float" office:value="13818" table:style-name="ce24">
            <text:p>13,818</text:p>
          </table:table-cell>
          <table:table-cell office:value-type="float" office:value="12754" table:style-name="ce24">
            <text:p>12,754</text:p>
          </table:table-cell>
          <table:table-cell office:value-type="float" office:value="4.6049918027957144" table:style-name="ce25">
            <text:p>4.60</text:p>
          </table:table-cell>
          <table:table-cell office:value-type="float" office:value="40124" table:style-name="ce24">
            <text:p>40,124</text:p>
          </table:table-cell>
          <table:table-cell office:value-type="float" office:value="20862" table:style-name="ce24">
            <text:p>20,862</text:p>
          </table:table-cell>
          <table:table-cell office:value-type="float" office:value="19262" table:style-name="ce24">
            <text:p>19,262</text:p>
          </table:table-cell>
          <table:table-cell office:value-type="float" office:value="6.9535861468980595" table:style-name="ce26">
            <text:p>6.95</text:p>
          </table:table-cell>
          <table:table-cell office:value-type="float" office:value="73490" table:style-name="ce24">
            <text:p>73,490</text:p>
          </table:table-cell>
          <table:table-cell office:value-type="float" office:value="38046" table:style-name="ce24">
            <text:p>38,046</text:p>
          </table:table-cell>
          <table:table-cell office:value-type="float" office:value="35444" table:style-name="ce24">
            <text:p>35,444</text:p>
          </table:table-cell>
          <table:table-cell office:value-type="float" office:value="12.735994565236227" table:style-name="ce25">
            <text:p>12.74</text:p>
          </table:table-cell>
          <table:table-cell office:value-type="float" office:value="79172" table:style-name="ce24">
            <text:p>79,172</text:p>
          </table:table-cell>
          <table:table-cell office:value-type="float" office:value="41018" table:style-name="ce24">
            <text:p>41,018</text:p>
          </table:table-cell>
          <table:table-cell office:value-type="float" office:value="38154" table:style-name="ce24">
            <text:p>38,154</text:p>
          </table:table-cell>
          <table:table-cell office:value-type="float" office:value="13.720698893983979" table:style-name="ce25">
            <text:p>13.72</text:p>
          </table:table-cell>
          <table:table-cell office:value-type="float" office:value="36059" table:style-name="ce24">
            <text:p>36,059</text:p>
          </table:table-cell>
          <table:table-cell office:value-type="float" office:value="18878" table:style-name="ce24">
            <text:p>18,878</text:p>
          </table:table-cell>
          <table:table-cell office:value-type="float" office:value="17181" table:style-name="ce24">
            <text:p>17,181</text:p>
          </table:table-cell>
          <table:table-cell office:value-type="float" office:value="6.2491118251170663" table:style-name="ce25">
            <text:p>6.25</text:p>
          </table:table-cell>
          <table:table-cell office:value-type="float" office:value="454896" table:style-name="ce24">
            <text:p>454,896</text:p>
          </table:table-cell>
          <table:table-cell office:value-type="float" office:value="230855" table:style-name="ce24">
            <text:p>230,855</text:p>
          </table:table-cell>
          <table:table-cell office:value-type="float" office:value="224041" table:style-name="ce24">
            <text:p>224,041</text:p>
          </table:table-cell>
          <table:table-cell office:value-type="float" office:value="78.834575911657353" table:style-name="ce25">
            <text:p>78.83</text:p>
          </table:table-cell>
          <table:table-cell office:value-type="float" office:value="77840" table:style-name="ce24">
            <text:p>77,840</text:p>
          </table:table-cell>
          <table:table-cell office:value-type="float" office:value="37062" table:style-name="ce24">
            <text:p>37,062</text:p>
          </table:table-cell>
          <table:table-cell office:value-type="float" office:value="40778" table:style-name="ce24">
            <text:p>40,778</text:p>
          </table:table-cell>
          <table:table-cell office:value-type="float" office:value="13.489860075629172" table:style-name="ce25">
            <text:p>13.4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5221" table:style-name="ce24">
            <text:p>535,221</text:p>
          </table:table-cell>
          <table:table-cell office:value-type="float" office:value="275761" table:style-name="ce24">
            <text:p>275,761</text:p>
          </table:table-cell>
          <table:table-cell office:value-type="float" office:value="259460" table:style-name="ce24">
            <text:p>259,460</text:p>
          </table:table-cell>
          <table:table-cell office:value-type="float" office:value="15930" table:style-name="ce24">
            <text:p>15,930</text:p>
          </table:table-cell>
          <table:table-cell office:value-type="float" office:value="8248" table:style-name="ce24">
            <text:p>8,248</text:p>
          </table:table-cell>
          <table:table-cell office:value-type="float" office:value="7682" table:style-name="ce24">
            <text:p>7,682</text:p>
          </table:table-cell>
          <table:table-cell office:value-type="float" office:value="2.976340614437774" table:style-name="ce25">
            <text:p>2.98</text:p>
          </table:table-cell>
          <table:table-cell office:value-type="float" office:value="25168" table:style-name="ce24">
            <text:p>25,168</text:p>
          </table:table-cell>
          <table:table-cell office:value-type="float" office:value="13045" table:style-name="ce24">
            <text:p>13,045</text:p>
          </table:table-cell>
          <table:table-cell office:value-type="float" office:value="12123" table:style-name="ce24">
            <text:p>12,123</text:p>
          </table:table-cell>
          <table:table-cell office:value-type="float" office:value="4.7023565966208354" table:style-name="ce26">
            <text:p>4.70</text:p>
          </table:table-cell>
          <table:table-cell office:value-type="float" office:value="49507" table:style-name="ce24">
            <text:p>49,507</text:p>
          </table:table-cell>
          <table:table-cell office:value-type="float" office:value="25506" table:style-name="ce24">
            <text:p>25,506</text:p>
          </table:table-cell>
          <table:table-cell office:value-type="float" office:value="24001" table:style-name="ce24">
            <text:p>24,001</text:p>
          </table:table-cell>
          <table:table-cell office:value-type="float" office:value="9.249823904517946" table:style-name="ce25">
            <text:p>9.25</text:p>
          </table:table-cell>
          <table:table-cell office:value-type="float" office:value="53604" table:style-name="ce24">
            <text:p>53,604</text:p>
          </table:table-cell>
          <table:table-cell office:value-type="float" office:value="27667" table:style-name="ce24">
            <text:p>27,667</text:p>
          </table:table-cell>
          <table:table-cell office:value-type="float" office:value="25937" table:style-name="ce24">
            <text:p>25,937</text:p>
          </table:table-cell>
          <table:table-cell office:value-type="float" office:value="10.015302090164624" table:style-name="ce25">
            <text:p>10.02</text:p>
          </table:table-cell>
          <table:table-cell office:value-type="float" office:value="28287" table:style-name="ce24">
            <text:p>28,287</text:p>
          </table:table-cell>
          <table:table-cell office:value-type="float" office:value="14869" table:style-name="ce24">
            <text:p>14,869</text:p>
          </table:table-cell>
          <table:table-cell office:value-type="float" office:value="13418" table:style-name="ce24">
            <text:p>13,418</text:p>
          </table:table-cell>
          <table:table-cell office:value-type="float" office:value="5.2851065260892227" table:style-name="ce25">
            <text:p>5.29</text:p>
          </table:table-cell>
          <table:table-cell office:value-type="float" office:value="446142" table:style-name="ce24">
            <text:p>446,142</text:p>
          </table:table-cell>
          <table:table-cell office:value-type="float" office:value="229247" table:style-name="ce24">
            <text:p>229,247</text:p>
          </table:table-cell>
          <table:table-cell office:value-type="float" office:value="216895" table:style-name="ce24">
            <text:p>216,895</text:p>
          </table:table-cell>
          <table:table-cell office:value-type="float" office:value="83.356594752448061" table:style-name="ce25">
            <text:p>83.36</text:p>
          </table:table-cell>
          <table:table-cell office:value-type="float" office:value="96724" table:style-name="ce24">
            <text:p>96,724</text:p>
          </table:table-cell>
          <table:table-cell office:value-type="float" office:value="45929" table:style-name="ce24">
            <text:p>45,929</text:p>
          </table:table-cell>
          <table:table-cell office:value-type="float" office:value="50795" table:style-name="ce24">
            <text:p>50,795</text:p>
          </table:table-cell>
          <table:table-cell office:value-type="float" office:value="18.071787168291227" table:style-name="ce25">
            <text:p>18.0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46924" table:style-name="ce24">
            <text:p>1,246,924</text:p>
          </table:table-cell>
          <table:table-cell office:value-type="float" office:value="632588" table:style-name="ce24">
            <text:p>632,588</text:p>
          </table:table-cell>
          <table:table-cell office:value-type="float" office:value="614336" table:style-name="ce24">
            <text:p>614,336</text:p>
          </table:table-cell>
          <table:table-cell office:value-type="float" office:value="48651" table:style-name="ce24">
            <text:p>48,651</text:p>
          </table:table-cell>
          <table:table-cell office:value-type="float" office:value="25240" table:style-name="ce24">
            <text:p>25,240</text:p>
          </table:table-cell>
          <table:table-cell office:value-type="float" office:value="23411" table:style-name="ce24">
            <text:p>23,411</text:p>
          </table:table-cell>
          <table:table-cell office:value-type="float" office:value="3.901681257237811" table:style-name="ce25">
            <text:p>3.90</text:p>
          </table:table-cell>
          <table:table-cell office:value-type="float" office:value="69598" table:style-name="ce24">
            <text:p>69,598</text:p>
          </table:table-cell>
          <table:table-cell office:value-type="float" office:value="36104" table:style-name="ce24">
            <text:p>36,104</text:p>
          </table:table-cell>
          <table:table-cell office:value-type="float" office:value="33494" table:style-name="ce24">
            <text:p>33,494</text:p>
          </table:table-cell>
          <table:table-cell office:value-type="float" office:value="5.5815751401047695" table:style-name="ce26">
            <text:p>5.58</text:p>
          </table:table-cell>
          <table:table-cell office:value-type="float" office:value="122074" table:style-name="ce24">
            <text:p>122,074</text:p>
          </table:table-cell>
          <table:table-cell office:value-type="float" office:value="63443" table:style-name="ce24">
            <text:p>63,443</text:p>
          </table:table-cell>
          <table:table-cell office:value-type="float" office:value="58631" table:style-name="ce24">
            <text:p>58,631</text:p>
          </table:table-cell>
          <table:table-cell office:value-type="float" office:value="9.7900112597078905" table:style-name="ce25">
            <text:p>9.79</text:p>
          </table:table-cell>
          <table:table-cell office:value-type="float" office:value="131535" table:style-name="ce24">
            <text:p>131,535</text:p>
          </table:table-cell>
          <table:table-cell office:value-type="float" office:value="68400" table:style-name="ce24">
            <text:p>68,400</text:p>
          </table:table-cell>
          <table:table-cell office:value-type="float" office:value="63135" table:style-name="ce24">
            <text:p>63,135</text:p>
          </table:table-cell>
          <table:table-cell office:value-type="float" office:value="10.548758384632904" table:style-name="ce25">
            <text:p>10.55</text:p>
          </table:table-cell>
          <table:table-cell office:value-type="float" office:value="65616" table:style-name="ce24">
            <text:p>65,616</text:p>
          </table:table-cell>
          <table:table-cell office:value-type="float" office:value="34520" table:style-name="ce24">
            <text:p>34,520</text:p>
          </table:table-cell>
          <table:table-cell office:value-type="float" office:value="31096" table:style-name="ce24">
            <text:p>31,096</text:p>
          </table:table-cell>
          <table:table-cell office:value-type="float" office:value="5.2622292938462971" table:style-name="ce25">
            <text:p>5.26</text:p>
          </table:table-cell>
          <table:table-cell office:value-type="float" office:value="1032413" table:style-name="ce24">
            <text:p>1,032,413</text:p>
          </table:table-cell>
          <table:table-cell office:value-type="float" office:value="520442" table:style-name="ce24">
            <text:p>520,442</text:p>
          </table:table-cell>
          <table:table-cell office:value-type="float" office:value="511971" table:style-name="ce24">
            <text:p>511,971</text:p>
          </table:table-cell>
          <table:table-cell office:value-type="float" office:value="82.796786331805308" table:style-name="ce25">
            <text:p>82.80</text:p>
          </table:table-cell>
          <table:table-cell office:value-type="float" office:value="220872" table:style-name="ce24">
            <text:p>220,872</text:p>
          </table:table-cell>
          <table:table-cell office:value-type="float" office:value="102083" table:style-name="ce24">
            <text:p>102,083</text:p>
          </table:table-cell>
          <table:table-cell office:value-type="float" office:value="118789" table:style-name="ce24">
            <text:p>118,789</text:p>
          </table:table-cell>
          <table:table-cell office:value-type="float" office:value="17.713349009241945" table:style-name="ce25">
            <text:p>17.71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0890" table:style-name="ce24">
            <text:p>480,890</text:p>
          </table:table-cell>
          <table:table-cell office:value-type="float" office:value="245402" table:style-name="ce24">
            <text:p>245,402</text:p>
          </table:table-cell>
          <table:table-cell office:value-type="float" office:value="235488" table:style-name="ce24">
            <text:p>235,488</text:p>
          </table:table-cell>
          <table:table-cell office:value-type="float" office:value="14238" table:style-name="ce24">
            <text:p>14,238</text:p>
          </table:table-cell>
          <table:table-cell office:value-type="float" office:value="7519" table:style-name="ce24">
            <text:p>7,519</text:p>
          </table:table-cell>
          <table:table-cell office:value-type="float" office:value="6719" table:style-name="ce24">
            <text:p>6,719</text:p>
          </table:table-cell>
          <table:table-cell office:value-type="float" office:value="2.9607602570234355" table:style-name="ce25">
            <text:p>2.96</text:p>
          </table:table-cell>
          <table:table-cell office:value-type="float" office:value="21269" table:style-name="ce24">
            <text:p>21,269</text:p>
          </table:table-cell>
          <table:table-cell office:value-type="float" office:value="11169" table:style-name="ce24">
            <text:p>11,169</text:p>
          </table:table-cell>
          <table:table-cell office:value-type="float" office:value="10100" table:style-name="ce24">
            <text:p>10,100</text:p>
          </table:table-cell>
          <table:table-cell office:value-type="float" office:value="4.4228409823452353" table:style-name="ce26">
            <text:p>4.42</text:p>
          </table:table-cell>
          <table:table-cell office:value-type="float" office:value="39275" table:style-name="ce24">
            <text:p>39,275</text:p>
          </table:table-cell>
          <table:table-cell office:value-type="float" office:value="20507" table:style-name="ce24">
            <text:p>20,507</text:p>
          </table:table-cell>
          <table:table-cell office:value-type="float" office:value="18768" table:style-name="ce24">
            <text:p>18,768</text:p>
          </table:table-cell>
          <table:table-cell office:value-type="float" office:value="8.1671484123188254" table:style-name="ce25">
            <text:p>8.17</text:p>
          </table:table-cell>
          <table:table-cell office:value-type="float" office:value="42621" table:style-name="ce24">
            <text:p>42,621</text:p>
          </table:table-cell>
          <table:table-cell office:value-type="float" office:value="22266" table:style-name="ce24">
            <text:p>22,266</text:p>
          </table:table-cell>
          <table:table-cell office:value-type="float" office:value="20355" table:style-name="ce24">
            <text:p>20,355</text:p>
          </table:table-cell>
          <table:table-cell office:value-type="float" office:value="8.862941629062778" table:style-name="ce25">
            <text:p>8.86</text:p>
          </table:table-cell>
          <table:table-cell office:value-type="float" office:value="23322" table:style-name="ce24">
            <text:p>23,322</text:p>
          </table:table-cell>
          <table:table-cell office:value-type="float" office:value="12085" table:style-name="ce24">
            <text:p>12,085</text:p>
          </table:table-cell>
          <table:table-cell office:value-type="float" office:value="11237" table:style-name="ce24">
            <text:p>11,237</text:p>
          </table:table-cell>
          <table:table-cell office:value-type="float" office:value="4.8497577408554964" table:style-name="ce25">
            <text:p>4.85</text:p>
          </table:table-cell>
          <table:table-cell office:value-type="float" office:value="408519" table:style-name="ce24">
            <text:p>408,519</text:p>
          </table:table-cell>
          <table:table-cell office:value-type="float" office:value="207693" table:style-name="ce24">
            <text:p>207,693</text:p>
          </table:table-cell>
          <table:table-cell office:value-type="float" office:value="200826" table:style-name="ce24">
            <text:p>200,826</text:p>
          </table:table-cell>
          <table:table-cell office:value-type="float" office:value="84.950612406163572" table:style-name="ce25">
            <text:p>84.95</text:p>
          </table:table-cell>
          <table:table-cell office:value-type="float" office:value="95365" table:style-name="ce24">
            <text:p>95,365</text:p>
          </table:table-cell>
          <table:table-cell office:value-type="float" office:value="44811" table:style-name="ce24">
            <text:p>44,811</text:p>
          </table:table-cell>
          <table:table-cell office:value-type="float" office:value="50554" table:style-name="ce24">
            <text:p>50,554</text:p>
          </table:table-cell>
          <table:table-cell office:value-type="float" office:value="19.830938468256772" table:style-name="ce25">
            <text:p>19.8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65750" table:style-name="ce24">
            <text:p>665,750</text:p>
          </table:table-cell>
          <table:table-cell office:value-type="float" office:value="343844" table:style-name="ce24">
            <text:p>343,844</text:p>
          </table:table-cell>
          <table:table-cell office:value-type="float" office:value="321906" table:style-name="ce24">
            <text:p>321,906</text:p>
          </table:table-cell>
          <table:table-cell office:value-type="float" office:value="20098" table:style-name="ce24">
            <text:p>20,098</text:p>
          </table:table-cell>
          <table:table-cell office:value-type="float" office:value="10414" table:style-name="ce24">
            <text:p>10,414</text:p>
          </table:table-cell>
          <table:table-cell office:value-type="float" office:value="9684" table:style-name="ce24">
            <text:p>9,684</text:p>
          </table:table-cell>
          <table:table-cell office:value-type="float" office:value="3.0188509200150206" table:style-name="ce25">
            <text:p>3.02</text:p>
          </table:table-cell>
          <table:table-cell office:value-type="float" office:value="29668" table:style-name="ce24">
            <text:p>29,668</text:p>
          </table:table-cell>
          <table:table-cell office:value-type="float" office:value="15357" table:style-name="ce24">
            <text:p>15,357</text:p>
          </table:table-cell>
          <table:table-cell office:value-type="float" office:value="14311" table:style-name="ce24">
            <text:p>14,311</text:p>
          </table:table-cell>
          <table:table-cell office:value-type="float" office:value="4.4563274502440855" table:style-name="ce26">
            <text:p>4.46</text:p>
          </table:table-cell>
          <table:table-cell office:value-type="float" office:value="55000" table:style-name="ce24">
            <text:p>55,000</text:p>
          </table:table-cell>
          <table:table-cell office:value-type="float" office:value="28454" table:style-name="ce24">
            <text:p>28,454</text:p>
          </table:table-cell>
          <table:table-cell office:value-type="float" office:value="26546" table:style-name="ce24">
            <text:p>26,546</text:p>
          </table:table-cell>
          <table:table-cell office:value-type="float" office:value="8.261359369132558" table:style-name="ce25">
            <text:p>8.26</text:p>
          </table:table-cell>
          <table:table-cell office:value-type="float" office:value="60011" table:style-name="ce24">
            <text:p>60,011</text:p>
          </table:table-cell>
          <table:table-cell office:value-type="float" office:value="31066" table:style-name="ce24">
            <text:p>31,066</text:p>
          </table:table-cell>
          <table:table-cell office:value-type="float" office:value="28945" table:style-name="ce24">
            <text:p>28,945</text:p>
          </table:table-cell>
          <table:table-cell office:value-type="float" office:value="9.0140443109275257" table:style-name="ce25">
            <text:p>9.01</text:p>
          </table:table-cell>
          <table:table-cell office:value-type="float" office:value="34332" table:style-name="ce24">
            <text:p>34,332</text:p>
          </table:table-cell>
          <table:table-cell office:value-type="float" office:value="17996" table:style-name="ce24">
            <text:p>17,996</text:p>
          </table:table-cell>
          <table:table-cell office:value-type="float" office:value="16336" table:style-name="ce24">
            <text:p>16,336</text:p>
          </table:table-cell>
          <table:table-cell office:value-type="float" office:value="5.1568907247465265" table:style-name="ce25">
            <text:p>5.16</text:p>
          </table:table-cell>
          <table:table-cell office:value-type="float" office:value="562222" table:style-name="ce24">
            <text:p>562,222</text:p>
          </table:table-cell>
          <table:table-cell office:value-type="float" office:value="289853" table:style-name="ce24">
            <text:p>289,853</text:p>
          </table:table-cell>
          <table:table-cell office:value-type="float" office:value="272369" table:style-name="ce24">
            <text:p>272,369</text:p>
          </table:table-cell>
          <table:table-cell office:value-type="float" office:value="84.449417949680821" table:style-name="ce25">
            <text:p>84.45</text:p>
          </table:table-cell>
          <table:table-cell office:value-type="float" office:value="132718" table:style-name="ce24">
            <text:p>132,718</text:p>
          </table:table-cell>
          <table:table-cell office:value-type="float" office:value="61153" table:style-name="ce24">
            <text:p>61,153</text:p>
          </table:table-cell>
          <table:table-cell office:value-type="float" office:value="71565" table:style-name="ce24">
            <text:p>71,565</text:p>
          </table:table-cell>
          <table:table-cell office:value-type="float" office:value="19.935110777318812" table:style-name="ce25">
            <text:p>19.9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89814" table:style-name="ce24">
            <text:p>489,814</text:p>
          </table:table-cell>
          <table:table-cell office:value-type="float" office:value="253868" table:style-name="ce24">
            <text:p>253,868</text:p>
          </table:table-cell>
          <table:table-cell office:value-type="float" office:value="235946" table:style-name="ce24">
            <text:p>235,946</text:p>
          </table:table-cell>
          <table:table-cell office:value-type="float" office:value="12671" table:style-name="ce24">
            <text:p>12,671</text:p>
          </table:table-cell>
          <table:table-cell office:value-type="float" office:value="6507" table:style-name="ce24">
            <text:p>6,507</text:p>
          </table:table-cell>
          <table:table-cell office:value-type="float" office:value="6164" table:style-name="ce24">
            <text:p>6,164</text:p>
          </table:table-cell>
          <table:table-cell office:value-type="float" office:value="2.5869003335960183" table:style-name="ce25">
            <text:p>2.59</text:p>
          </table:table-cell>
          <table:table-cell office:value-type="float" office:value="18385" table:style-name="ce24">
            <text:p>18,385</text:p>
          </table:table-cell>
          <table:table-cell office:value-type="float" office:value="9466" table:style-name="ce24">
            <text:p>9,466</text:p>
          </table:table-cell>
          <table:table-cell office:value-type="float" office:value="8919" table:style-name="ce24">
            <text:p>8,919</text:p>
          </table:table-cell>
          <table:table-cell office:value-type="float" office:value="3.7534656012282217" table:style-name="ce26">
            <text:p>3.75</text:p>
          </table:table-cell>
          <table:table-cell office:value-type="float" office:value="33060" table:style-name="ce24">
            <text:p>33,060</text:p>
          </table:table-cell>
          <table:table-cell office:value-type="float" office:value="17072" table:style-name="ce24">
            <text:p>17,072</text:p>
          </table:table-cell>
          <table:table-cell office:value-type="float" office:value="15988" table:style-name="ce24">
            <text:p>15,988</text:p>
          </table:table-cell>
          <table:table-cell office:value-type="float" office:value="6.7495008309276585" table:style-name="ce25">
            <text:p>6.75</text:p>
          </table:table-cell>
          <table:table-cell office:value-type="float" office:value="35867" table:style-name="ce24">
            <text:p>35,867</text:p>
          </table:table-cell>
          <table:table-cell office:value-type="float" office:value="18594" table:style-name="ce24">
            <text:p>18,594</text:p>
          </table:table-cell>
          <table:table-cell office:value-type="float" office:value="17273" table:style-name="ce24">
            <text:p>17,273</text:p>
          </table:table-cell>
          <table:table-cell office:value-type="float" office:value="7.322575508254153" table:style-name="ce25">
            <text:p>7.32</text:p>
          </table:table-cell>
          <table:table-cell office:value-type="float" office:value="21478" table:style-name="ce24">
            <text:p>21,478</text:p>
          </table:table-cell>
          <table:table-cell office:value-type="float" office:value="11349" table:style-name="ce24">
            <text:p>11,349</text:p>
          </table:table-cell>
          <table:table-cell office:value-type="float" office:value="10129" table:style-name="ce24">
            <text:p>10,129</text:p>
          </table:table-cell>
          <table:table-cell office:value-type="float" office:value="4.3849297896752644" table:style-name="ce25">
            <text:p>4.38</text:p>
          </table:table-cell>
          <table:table-cell office:value-type="float" office:value="425241" table:style-name="ce24">
            <text:p>425,241</text:p>
          </table:table-cell>
          <table:table-cell office:value-type="float" office:value="220207" table:style-name="ce24">
            <text:p>220,207</text:p>
          </table:table-cell>
          <table:table-cell office:value-type="float" office:value="205034" table:style-name="ce24">
            <text:p>205,034</text:p>
          </table:table-cell>
          <table:table-cell office:value-type="float" office:value="86.8168325119331" table:style-name="ce25">
            <text:p>86.82</text:p>
          </table:table-cell>
          <table:table-cell office:value-type="float" office:value="104959" table:style-name="ce24">
            <text:p>104,959</text:p>
          </table:table-cell>
          <table:table-cell office:value-type="float" office:value="49081" table:style-name="ce24">
            <text:p>49,081</text:p>
          </table:table-cell>
          <table:table-cell office:value-type="float" office:value="55878" table:style-name="ce24">
            <text:p>55,878</text:p>
          </table:table-cell>
          <table:table-cell office:value-type="float" office:value="21.428338103851665" table:style-name="ce25">
            <text:p>21.4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0138" table:style-name="ce24">
            <text:p>800,138</text:p>
          </table:table-cell>
          <table:table-cell office:value-type="float" office:value="406917" table:style-name="ce24">
            <text:p>406,917</text:p>
          </table:table-cell>
          <table:table-cell office:value-type="float" office:value="393221" table:style-name="ce24">
            <text:p>393,221</text:p>
          </table:table-cell>
          <table:table-cell office:value-type="float" office:value="23289" table:style-name="ce24">
            <text:p>23,289</text:p>
          </table:table-cell>
          <table:table-cell office:value-type="float" office:value="12042" table:style-name="ce24">
            <text:p>12,042</text:p>
          </table:table-cell>
          <table:table-cell office:value-type="float" office:value="11247" table:style-name="ce24">
            <text:p>11,247</text:p>
          </table:table-cell>
          <table:table-cell office:value-type="float" office:value="2.9106229175467231" table:style-name="ce25">
            <text:p>2.91</text:p>
          </table:table-cell>
          <table:table-cell office:value-type="float" office:value="34912" table:style-name="ce24">
            <text:p>34,912</text:p>
          </table:table-cell>
          <table:table-cell office:value-type="float" office:value="18169" table:style-name="ce24">
            <text:p>18,169</text:p>
          </table:table-cell>
          <table:table-cell office:value-type="float" office:value="16743" table:style-name="ce24">
            <text:p>16,743</text:p>
          </table:table-cell>
          <table:table-cell office:value-type="float" office:value="4.3632473398338787" table:style-name="ce26">
            <text:p>4.36</text:p>
          </table:table-cell>
          <table:table-cell office:value-type="float" office:value="64144" table:style-name="ce24">
            <text:p>64,144</text:p>
          </table:table-cell>
          <table:table-cell office:value-type="float" office:value="33351" table:style-name="ce24">
            <text:p>33,351</text:p>
          </table:table-cell>
          <table:table-cell office:value-type="float" office:value="30793" table:style-name="ce24">
            <text:p>30,793</text:p>
          </table:table-cell>
          <table:table-cell office:value-type="float" office:value="8.0166171335444645" table:style-name="ce25">
            <text:p>8.02</text:p>
          </table:table-cell>
          <table:table-cell office:value-type="float" office:value="69519" table:style-name="ce24">
            <text:p>69,519</text:p>
          </table:table-cell>
          <table:table-cell office:value-type="float" office:value="36185" table:style-name="ce24">
            <text:p>36,185</text:p>
          </table:table-cell>
          <table:table-cell office:value-type="float" office:value="33334" table:style-name="ce24">
            <text:p>33,334</text:p>
          </table:table-cell>
          <table:table-cell office:value-type="float" office:value="8.6883762550959958" table:style-name="ce25">
            <text:p>8.69</text:p>
          </table:table-cell>
          <table:table-cell office:value-type="float" office:value="36997" table:style-name="ce24">
            <text:p>36,997</text:p>
          </table:table-cell>
          <table:table-cell office:value-type="float" office:value="19360" table:style-name="ce24">
            <text:p>19,360</text:p>
          </table:table-cell>
          <table:table-cell office:value-type="float" office:value="17637" table:style-name="ce24">
            <text:p>17,637</text:p>
          </table:table-cell>
          <table:table-cell office:value-type="float" office:value="4.623827389775264" table:style-name="ce25">
            <text:p>4.62</text:p>
          </table:table-cell>
          <table:table-cell office:value-type="float" office:value="683322" table:style-name="ce24">
            <text:p>683,322</text:p>
          </table:table-cell>
          <table:table-cell office:value-type="float" office:value="345974" table:style-name="ce24">
            <text:p>345,974</text:p>
          </table:table-cell>
          <table:table-cell office:value-type="float" office:value="337348" table:style-name="ce24">
            <text:p>337,348</text:p>
          </table:table-cell>
          <table:table-cell office:value-type="float" office:value="85.400518410574179" table:style-name="ce25">
            <text:p>85.40</text:p>
          </table:table-cell>
          <table:table-cell office:value-type="float" office:value="153188" table:style-name="ce24">
            <text:p>153,188</text:p>
          </table:table-cell>
          <table:table-cell office:value-type="float" office:value="71211" table:style-name="ce24">
            <text:p>71,211</text:p>
          </table:table-cell>
          <table:table-cell office:value-type="float" office:value="81977" table:style-name="ce24">
            <text:p>81,977</text:p>
          </table:table-cell>
          <table:table-cell office:value-type="float" office:value="19.14519745343928" table:style-name="ce25">
            <text:p>19.15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2891" table:style-name="ce24">
            <text:p>212,891</text:p>
          </table:table-cell>
          <table:table-cell office:value-type="float" office:value="109038" table:style-name="ce24">
            <text:p>109,038</text:p>
          </table:table-cell>
          <table:table-cell office:value-type="float" office:value="103853" table:style-name="ce24">
            <text:p>103,853</text:p>
          </table:table-cell>
          <table:table-cell office:value-type="float" office:value="7068" table:style-name="ce24">
            <text:p>7,068</text:p>
          </table:table-cell>
          <table:table-cell office:value-type="float" office:value="3723" table:style-name="ce24">
            <text:p>3,723</text:p>
          </table:table-cell>
          <table:table-cell office:value-type="float" office:value="3345" table:style-name="ce24">
            <text:p>3,345</text:p>
          </table:table-cell>
          <table:table-cell office:value-type="float" office:value="3.3200088308101332" table:style-name="ce25">
            <text:p>3.32</text:p>
          </table:table-cell>
          <table:table-cell office:value-type="float" office:value="10336" table:style-name="ce24">
            <text:p>10,336</text:p>
          </table:table-cell>
          <table:table-cell office:value-type="float" office:value="5399" table:style-name="ce24">
            <text:p>5,399</text:p>
          </table:table-cell>
          <table:table-cell office:value-type="float" office:value="4937" table:style-name="ce24">
            <text:p>4,937</text:p>
          </table:table-cell>
          <table:table-cell office:value-type="float" office:value="4.8550666773137428" table:style-name="ce26">
            <text:p>4.86</text:p>
          </table:table-cell>
          <table:table-cell office:value-type="float" office:value="18702" table:style-name="ce24">
            <text:p>18,702</text:p>
          </table:table-cell>
          <table:table-cell office:value-type="float" office:value="9793" table:style-name="ce24">
            <text:p>9,793</text:p>
          </table:table-cell>
          <table:table-cell office:value-type="float" office:value="8909" table:style-name="ce24">
            <text:p>8,909</text:p>
          </table:table-cell>
          <table:table-cell office:value-type="float" office:value="8.7847771864475241" table:style-name="ce25">
            <text:p>8.78</text:p>
          </table:table-cell>
          <table:table-cell office:value-type="float" office:value="20216" table:style-name="ce24">
            <text:p>20,216</text:p>
          </table:table-cell>
          <table:table-cell office:value-type="float" office:value="10543" table:style-name="ce24">
            <text:p>10,543</text:p>
          </table:table-cell>
          <table:table-cell office:value-type="float" office:value="9673" table:style-name="ce24">
            <text:p>9,673</text:p>
          </table:table-cell>
          <table:table-cell office:value-type="float" office:value="9.4959392365107025" table:style-name="ce25">
            <text:p>9.50</text:p>
          </table:table-cell>
          <table:table-cell office:value-type="float" office:value="10714" table:style-name="ce24">
            <text:p>10,714</text:p>
          </table:table-cell>
          <table:table-cell office:value-type="float" office:value="5639" table:style-name="ce24">
            <text:p>5,639</text:p>
          </table:table-cell>
          <table:table-cell office:value-type="float" office:value="5075" table:style-name="ce24">
            <text:p>5,075</text:p>
          </table:table-cell>
          <table:table-cell office:value-type="float" office:value="5.0326223278579176" table:style-name="ce25">
            <text:p>5.03</text:p>
          </table:table-cell>
          <table:table-cell office:value-type="float" office:value="179088" table:style-name="ce24">
            <text:p>179,088</text:p>
          </table:table-cell>
          <table:table-cell office:value-type="float" office:value="91298" table:style-name="ce24">
            <text:p>91,298</text:p>
          </table:table-cell>
          <table:table-cell office:value-type="float" office:value="87790" table:style-name="ce24">
            <text:p>87,790</text:p>
          </table:table-cell>
          <table:table-cell office:value-type="float" office:value="84.121921546707" table:style-name="ce25">
            <text:p>84.12</text:p>
          </table:table-cell>
          <table:table-cell office:value-type="float" office:value="39252" table:style-name="ce24">
            <text:p>39,252</text:p>
          </table:table-cell>
          <table:table-cell office:value-type="float" office:value="17807" table:style-name="ce24">
            <text:p>17,807</text:p>
          </table:table-cell>
          <table:table-cell office:value-type="float" office:value="21445" table:style-name="ce24">
            <text:p>21,445</text:p>
          </table:table-cell>
          <table:table-cell office:value-type="float" office:value="18.437604219999905" table:style-name="ce25">
            <text:p>18.4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19095" table:style-name="ce24">
            <text:p>319,095</text:p>
          </table:table-cell>
          <table:table-cell office:value-type="float" office:value="161102" table:style-name="ce24">
            <text:p>161,102</text:p>
          </table:table-cell>
          <table:table-cell office:value-type="float" office:value="157993" table:style-name="ce24">
            <text:p>157,993</text:p>
          </table:table-cell>
          <table:table-cell office:value-type="float" office:value="10908" table:style-name="ce24">
            <text:p>10,908</text:p>
          </table:table-cell>
          <table:table-cell office:value-type="float" office:value="5714" table:style-name="ce24">
            <text:p>5,714</text:p>
          </table:table-cell>
          <table:table-cell office:value-type="float" office:value="5194" table:style-name="ce24">
            <text:p>5,194</text:p>
          </table:table-cell>
          <table:table-cell office:value-type="float" office:value="3.4184177125934281" table:style-name="ce25">
            <text:p>3.42</text:p>
          </table:table-cell>
          <table:table-cell office:value-type="float" office:value="16150" table:style-name="ce24">
            <text:p>16,150</text:p>
          </table:table-cell>
          <table:table-cell office:value-type="float" office:value="8437" table:style-name="ce24">
            <text:p>8,437</text:p>
          </table:table-cell>
          <table:table-cell office:value-type="float" office:value="7713" table:style-name="ce24">
            <text:p>7,713</text:p>
          </table:table-cell>
          <table:table-cell office:value-type="float" office:value="5.0611886742192764" table:style-name="ce26">
            <text:p>5.06</text:p>
          </table:table-cell>
          <table:table-cell office:value-type="float" office:value="28996" table:style-name="ce24">
            <text:p>28,996</text:p>
          </table:table-cell>
          <table:table-cell office:value-type="float" office:value="15200" table:style-name="ce24">
            <text:p>15,200</text:p>
          </table:table-cell>
          <table:table-cell office:value-type="float" office:value="13796" table:style-name="ce24">
            <text:p>13,796</text:p>
          </table:table-cell>
          <table:table-cell office:value-type="float" office:value="9.0869490277190188" table:style-name="ce25">
            <text:p>9.09</text:p>
          </table:table-cell>
          <table:table-cell office:value-type="float" office:value="31375" table:style-name="ce24">
            <text:p>31,375</text:p>
          </table:table-cell>
          <table:table-cell office:value-type="float" office:value="16465" table:style-name="ce24">
            <text:p>16,465</text:p>
          </table:table-cell>
          <table:table-cell office:value-type="float" office:value="14910" table:style-name="ce24">
            <text:p>14,910</text:p>
          </table:table-cell>
          <table:table-cell office:value-type="float" office:value="9.8324950249925571" table:style-name="ce25">
            <text:p>9.83</text:p>
          </table:table-cell>
          <table:table-cell office:value-type="float" office:value="15865" table:style-name="ce24">
            <text:p>15,865</text:p>
          </table:table-cell>
          <table:table-cell office:value-type="float" office:value="8314" table:style-name="ce24">
            <text:p>8,314</text:p>
          </table:table-cell>
          <table:table-cell office:value-type="float" office:value="7551" table:style-name="ce24">
            <text:p>7,551</text:p>
          </table:table-cell>
          <table:table-cell office:value-type="float" office:value="4.9718735799683476" table:style-name="ce25">
            <text:p>4.97</text:p>
          </table:table-cell>
          <table:table-cell office:value-type="float" office:value="267858" table:style-name="ce24">
            <text:p>267,858</text:p>
          </table:table-cell>
          <table:table-cell office:value-type="float" office:value="134218" table:style-name="ce24">
            <text:p>134,218</text:p>
          </table:table-cell>
          <table:table-cell office:value-type="float" office:value="133640" table:style-name="ce24">
            <text:p>133,640</text:p>
          </table:table-cell>
          <table:table-cell office:value-type="float" office:value="83.943026371456781" table:style-name="ce25">
            <text:p>83.94</text:p>
          </table:table-cell>
          <table:table-cell office:value-type="float" office:value="59810" table:style-name="ce24">
            <text:p>59,810</text:p>
          </table:table-cell>
          <table:table-cell office:value-type="float" office:value="27413" table:style-name="ce24">
            <text:p>27,413</text:p>
          </table:table-cell>
          <table:table-cell office:value-type="float" office:value="32397" table:style-name="ce24">
            <text:p>32,397</text:p>
          </table:table-cell>
          <table:table-cell office:value-type="float" office:value="18.743634340870273" table:style-name="ce25">
            <text:p>18.7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221" table:style-name="ce24">
            <text:p>106,221</text:p>
          </table:table-cell>
          <table:table-cell office:value-type="float" office:value="54564" table:style-name="ce24">
            <text:p>54,564</text:p>
          </table:table-cell>
          <table:table-cell office:value-type="float" office:value="51657" table:style-name="ce24">
            <text:p>51,657</text:p>
          </table:table-cell>
          <table:table-cell office:value-type="float" office:value="4106" table:style-name="ce24">
            <text:p>4,106</text:p>
          </table:table-cell>
          <table:table-cell office:value-type="float" office:value="2130" table:style-name="ce24">
            <text:p>2,130</text:p>
          </table:table-cell>
          <table:table-cell office:value-type="float" office:value="1976" table:style-name="ce24">
            <text:p>1,976</text:p>
          </table:table-cell>
          <table:table-cell office:value-type="float" office:value="3.8655256493537058" table:style-name="ce25">
            <text:p>3.87</text:p>
          </table:table-cell>
          <table:table-cell office:value-type="float" office:value="5530" table:style-name="ce24">
            <text:p>5,530</text:p>
          </table:table-cell>
          <table:table-cell office:value-type="float" office:value="2894" table:style-name="ce24">
            <text:p>2,894</text:p>
          </table:table-cell>
          <table:table-cell office:value-type="float" office:value="2636" table:style-name="ce24">
            <text:p>2,636</text:p>
          </table:table-cell>
          <table:table-cell office:value-type="float" office:value="5.2061268487398911" table:style-name="ce26">
            <text:p>5.21</text:p>
          </table:table-cell>
          <table:table-cell office:value-type="float" office:value="8769" table:style-name="ce24">
            <text:p>8,769</text:p>
          </table:table-cell>
          <table:table-cell office:value-type="float" office:value="4602" table:style-name="ce24">
            <text:p>4,602</text:p>
          </table:table-cell>
          <table:table-cell office:value-type="float" office:value="4167" table:style-name="ce24">
            <text:p>4,167</text:p>
          </table:table-cell>
          <table:table-cell office:value-type="float" office:value="8.2554297172875426" table:style-name="ce25">
            <text:p>8.26</text:p>
          </table:table-cell>
          <table:table-cell office:value-type="float" office:value="9351" table:style-name="ce24">
            <text:p>9,351</text:p>
          </table:table-cell>
          <table:table-cell office:value-type="float" office:value="4903" table:style-name="ce24">
            <text:p>4,903</text:p>
          </table:table-cell>
          <table:table-cell office:value-type="float" office:value="4448" table:style-name="ce24">
            <text:p>4,448</text:p>
          </table:table-cell>
          <table:table-cell office:value-type="float" office:value="8.8033439715310546" table:style-name="ce25">
            <text:p>8.80</text:p>
          </table:table-cell>
          <table:table-cell office:value-type="float" office:value="4208" table:style-name="ce24">
            <text:p>4,208</text:p>
          </table:table-cell>
          <table:table-cell office:value-type="float" office:value="2174" table:style-name="ce24">
            <text:p>2,174</text:p>
          </table:table-cell>
          <table:table-cell office:value-type="float" office:value="2034" table:style-name="ce24">
            <text:p>2,034</text:p>
          </table:table-cell>
          <table:table-cell office:value-type="float" office:value="3.9615518588603007" table:style-name="ce25">
            <text:p>3.96</text:p>
          </table:table-cell>
          <table:table-cell office:value-type="float" office:value="90908" table:style-name="ce24">
            <text:p>90,908</text:p>
          </table:table-cell>
          <table:table-cell office:value-type="float" office:value="46509" table:style-name="ce24">
            <text:p>46,509</text:p>
          </table:table-cell>
          <table:table-cell office:value-type="float" office:value="44399" table:style-name="ce24">
            <text:p>44,399</text:p>
          </table:table-cell>
          <table:table-cell office:value-type="float" office:value="85.583829939465829" table:style-name="ce25">
            <text:p>85.58</text:p>
          </table:table-cell>
          <table:table-cell office:value-type="float" office:value="19170" table:style-name="ce24">
            <text:p>19,170</text:p>
          </table:table-cell>
          <table:table-cell office:value-type="float" office:value="8970" table:style-name="ce24">
            <text:p>8,970</text:p>
          </table:table-cell>
          <table:table-cell office:value-type="float" office:value="10200" table:style-name="ce24">
            <text:p>10,200</text:p>
          </table:table-cell>
          <table:table-cell office:value-type="float" office:value="18.0472787866806" table:style-name="ce25">
            <text:p>18.05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1082" table:style-name="ce24">
            <text:p>361,082</text:p>
          </table:table-cell>
          <table:table-cell office:value-type="float" office:value="179974" table:style-name="ce24">
            <text:p>179,974</text:p>
          </table:table-cell>
          <table:table-cell office:value-type="float" office:value="181108" table:style-name="ce24">
            <text:p>181,108</text:p>
          </table:table-cell>
          <table:table-cell office:value-type="float" office:value="9945" table:style-name="ce24">
            <text:p>9,945</text:p>
          </table:table-cell>
          <table:table-cell office:value-type="float" office:value="5251" table:style-name="ce24">
            <text:p>5,251</text:p>
          </table:table-cell>
          <table:table-cell office:value-type="float" office:value="4694" table:style-name="ce24">
            <text:p>4,694</text:p>
          </table:table-cell>
          <table:table-cell office:value-type="float" office:value="2.7542220326684799" table:style-name="ce25">
            <text:p>2.75</text:p>
          </table:table-cell>
          <table:table-cell office:value-type="float" office:value="15164" table:style-name="ce24">
            <text:p>15,164</text:p>
          </table:table-cell>
          <table:table-cell office:value-type="float" office:value="7914" table:style-name="ce24">
            <text:p>7,914</text:p>
          </table:table-cell>
          <table:table-cell office:value-type="float" office:value="7250" table:style-name="ce24">
            <text:p>7,250</text:p>
          </table:table-cell>
          <table:table-cell office:value-type="float" office:value="4.1996000908380928" table:style-name="ce26">
            <text:p>4.20</text:p>
          </table:table-cell>
          <table:table-cell office:value-type="float" office:value="28234" table:style-name="ce24">
            <text:p>28,234</text:p>
          </table:table-cell>
          <table:table-cell office:value-type="float" office:value="14641" table:style-name="ce24">
            <text:p>14,641</text:p>
          </table:table-cell>
          <table:table-cell office:value-type="float" office:value="13593" table:style-name="ce24">
            <text:p>13,593</text:p>
          </table:table-cell>
          <table:table-cell office:value-type="float" office:value="7.8192765078292465" table:style-name="ce25">
            <text:p>7.82</text:p>
          </table:table-cell>
          <table:table-cell office:value-type="float" office:value="30631" table:style-name="ce24">
            <text:p>30,631</text:p>
          </table:table-cell>
          <table:table-cell office:value-type="float" office:value="15886" table:style-name="ce24">
            <text:p>15,886</text:p>
          </table:table-cell>
          <table:table-cell office:value-type="float" office:value="14745" table:style-name="ce24">
            <text:p>14,745</text:p>
          </table:table-cell>
          <table:table-cell office:value-type="float" office:value="8.4831146387801102" table:style-name="ce25">
            <text:p>8.48</text:p>
          </table:table-cell>
          <table:table-cell office:value-type="float" office:value="16414" table:style-name="ce24">
            <text:p>16,414</text:p>
          </table:table-cell>
          <table:table-cell office:value-type="float" office:value="8539" table:style-name="ce24">
            <text:p>8,539</text:p>
          </table:table-cell>
          <table:table-cell office:value-type="float" office:value="7875" table:style-name="ce24">
            <text:p>7,875</text:p>
          </table:table-cell>
          <table:table-cell office:value-type="float" office:value="4.5457818445671618" table:style-name="ce25">
            <text:p>4.55</text:p>
          </table:table-cell>
          <table:table-cell office:value-type="float" office:value="309968" table:style-name="ce24">
            <text:p>309,968</text:p>
          </table:table-cell>
          <table:table-cell office:value-type="float" office:value="153346" table:style-name="ce24">
            <text:p>153,346</text:p>
          </table:table-cell>
          <table:table-cell office:value-type="float" office:value="156622" table:style-name="ce24">
            <text:p>156,622</text:p>
          </table:table-cell>
          <table:table-cell office:value-type="float" office:value="85.844212671913851" table:style-name="ce25">
            <text:p>85.84</text:p>
          </table:table-cell>
          <table:table-cell office:value-type="float" office:value="68271" table:style-name="ce24">
            <text:p>68,271</text:p>
          </table:table-cell>
          <table:table-cell office:value-type="float" office:value="30741" table:style-name="ce24">
            <text:p>30,741</text:p>
          </table:table-cell>
          <table:table-cell office:value-type="float" office:value="37530" table:style-name="ce24">
            <text:p>37,530</text:p>
          </table:table-cell>
          <table:table-cell office:value-type="float" office:value="18.907339607069861" table:style-name="ce25">
            <text:p>18.9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0655" table:style-name="ce24">
            <text:p>450,655</text:p>
          </table:table-cell>
          <table:table-cell office:value-type="float" office:value="222472" table:style-name="ce24">
            <text:p>222,472</text:p>
          </table:table-cell>
          <table:table-cell office:value-type="float" office:value="228183" table:style-name="ce24">
            <text:p>228,183</text:p>
          </table:table-cell>
          <table:table-cell office:value-type="float" office:value="20580" table:style-name="ce24">
            <text:p>20,580</text:p>
          </table:table-cell>
          <table:table-cell office:value-type="float" office:value="10706" table:style-name="ce24">
            <text:p>10,706</text:p>
          </table:table-cell>
          <table:table-cell office:value-type="float" office:value="9874" table:style-name="ce24">
            <text:p>9,874</text:p>
          </table:table-cell>
          <table:table-cell office:value-type="float" office:value="4.5666862677658075" table:style-name="ce25">
            <text:p>4.57</text:p>
          </table:table-cell>
          <table:table-cell office:value-type="float" office:value="31240" table:style-name="ce24">
            <text:p>31,240</text:p>
          </table:table-cell>
          <table:table-cell office:value-type="float" office:value="16174" table:style-name="ce24">
            <text:p>16,174</text:p>
          </table:table-cell>
          <table:table-cell office:value-type="float" office:value="15066" table:style-name="ce24">
            <text:p>15,066</text:p>
          </table:table-cell>
          <table:table-cell office:value-type="float" office:value="6.9321321188048515" table:style-name="ce26">
            <text:p>6.93</text:p>
          </table:table-cell>
          <table:table-cell office:value-type="float" office:value="59285" table:style-name="ce24">
            <text:p>59,285</text:p>
          </table:table-cell>
          <table:table-cell office:value-type="float" office:value="30723" table:style-name="ce24">
            <text:p>30,723</text:p>
          </table:table-cell>
          <table:table-cell office:value-type="float" office:value="28562" table:style-name="ce24">
            <text:p>28,562</text:p>
          </table:table-cell>
          <table:table-cell office:value-type="float" office:value="13.155296180004662" table:style-name="ce25">
            <text:p>13.16</text:p>
          </table:table-cell>
          <table:table-cell office:value-type="float" office:value="64149" table:style-name="ce24">
            <text:p>64,149</text:p>
          </table:table-cell>
          <table:table-cell office:value-type="float" office:value="33265" table:style-name="ce24">
            <text:p>33,265</text:p>
          </table:table-cell>
          <table:table-cell office:value-type="float" office:value="30884" table:style-name="ce24">
            <text:p>30,884</text:p>
          </table:table-cell>
          <table:table-cell office:value-type="float" office:value="14.234614061754558" table:style-name="ce25">
            <text:p>14.23</text:p>
          </table:table-cell>
          <table:table-cell office:value-type="float" office:value="29131" table:style-name="ce24">
            <text:p>29,131</text:p>
          </table:table-cell>
          <table:table-cell office:value-type="float" office:value="15310" table:style-name="ce24">
            <text:p>15,310</text:p>
          </table:table-cell>
          <table:table-cell office:value-type="float" office:value="13821" table:style-name="ce24">
            <text:p>13,821</text:p>
          </table:table-cell>
          <table:table-cell office:value-type="float" office:value="6.4641466310148568" table:style-name="ce25">
            <text:p>6.46</text:p>
          </table:table-cell>
          <table:table-cell office:value-type="float" office:value="352662" table:style-name="ce24">
            <text:p>352,662</text:p>
          </table:table-cell>
          <table:table-cell office:value-type="float" office:value="171445" table:style-name="ce24">
            <text:p>171,445</text:p>
          </table:table-cell>
          <table:table-cell office:value-type="float" office:value="181217" table:style-name="ce24">
            <text:p>181,217</text:p>
          </table:table-cell>
          <table:table-cell office:value-type="float" office:value="78.255428210049814" table:style-name="ce25">
            <text:p>78.26</text:p>
          </table:table-cell>
          <table:table-cell office:value-type="float" office:value="62458" table:style-name="ce24">
            <text:p>62,458</text:p>
          </table:table-cell>
          <table:table-cell office:value-type="float" office:value="27512" table:style-name="ce24">
            <text:p>27,512</text:p>
          </table:table-cell>
          <table:table-cell office:value-type="float" office:value="34946" table:style-name="ce24">
            <text:p>34,946</text:p>
          </table:table-cell>
          <table:table-cell office:value-type="float" office:value="13.859382454427443" table:style-name="ce25">
            <text:p>13.86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2659" table:style-name="ce24">
            <text:p>262,659</text:p>
          </table:table-cell>
          <table:table-cell office:value-type="float" office:value="126567" table:style-name="ce24">
            <text:p>126,567</text:p>
          </table:table-cell>
          <table:table-cell office:value-type="float" office:value="136092" table:style-name="ce24">
            <text:p>136,092</text:p>
          </table:table-cell>
          <table:table-cell office:value-type="float" office:value="8753" table:style-name="ce24">
            <text:p>8,753</text:p>
          </table:table-cell>
          <table:table-cell office:value-type="float" office:value="4514" table:style-name="ce24">
            <text:p>4,514</text:p>
          </table:table-cell>
          <table:table-cell office:value-type="float" office:value="4239" table:style-name="ce24">
            <text:p>4,239</text:p>
          </table:table-cell>
          <table:table-cell office:value-type="float" office:value="3.3324576732569602" table:style-name="ce25">
            <text:p>3.33</text:p>
          </table:table-cell>
          <table:table-cell office:value-type="float" office:value="13557" table:style-name="ce24">
            <text:p>13,557</text:p>
          </table:table-cell>
          <table:table-cell office:value-type="float" office:value="6960" table:style-name="ce24">
            <text:p>6,960</text:p>
          </table:table-cell>
          <table:table-cell office:value-type="float" office:value="6597" table:style-name="ce24">
            <text:p>6,597</text:p>
          </table:table-cell>
          <table:table-cell office:value-type="float" office:value="5.1614450675590788" table:style-name="ce26">
            <text:p>5.16</text:p>
          </table:table-cell>
          <table:table-cell office:value-type="float" office:value="26202" table:style-name="ce24">
            <text:p>26,202</text:p>
          </table:table-cell>
          <table:table-cell office:value-type="float" office:value="13552" table:style-name="ce24">
            <text:p>13,552</text:p>
          </table:table-cell>
          <table:table-cell office:value-type="float" office:value="12650" table:style-name="ce24">
            <text:p>12,650</text:p>
          </table:table-cell>
          <table:table-cell office:value-type="float" office:value="9.9756718787477308" table:style-name="ce25">
            <text:p>9.98</text:p>
          </table:table-cell>
          <table:table-cell office:value-type="float" office:value="28642" table:style-name="ce24">
            <text:p>28,642</text:p>
          </table:table-cell>
          <table:table-cell office:value-type="float" office:value="14840" table:style-name="ce24">
            <text:p>14,840</text:p>
          </table:table-cell>
          <table:table-cell office:value-type="float" office:value="13802" table:style-name="ce24">
            <text:p>13,802</text:p>
          </table:table-cell>
          <table:table-cell office:value-type="float" office:value="10.904633003247556" table:style-name="ce25">
            <text:p>10.90</text:p>
          </table:table-cell>
          <table:table-cell office:value-type="float" office:value="15291" table:style-name="ce24">
            <text:p>15,291</text:p>
          </table:table-cell>
          <table:table-cell office:value-type="float" office:value="7983" table:style-name="ce24">
            <text:p>7,983</text:p>
          </table:table-cell>
          <table:table-cell office:value-type="float" office:value="7308" table:style-name="ce24">
            <text:p>7,308</text:p>
          </table:table-cell>
          <table:table-cell office:value-type="float" office:value="5.8216166207896931" table:style-name="ce25">
            <text:p>5.82</text:p>
          </table:table-cell>
          <table:table-cell office:value-type="float" office:value="215454" table:style-name="ce24">
            <text:p>215,454</text:p>
          </table:table-cell>
          <table:table-cell office:value-type="float" office:value="102050" table:style-name="ce24">
            <text:p>102,050</text:p>
          </table:table-cell>
          <table:table-cell office:value-type="float" office:value="113404" table:style-name="ce24">
            <text:p>113,404</text:p>
          </table:table-cell>
          <table:table-cell office:value-type="float" office:value="82.028028736879378" table:style-name="ce25">
            <text:p>82.03</text:p>
          </table:table-cell>
          <table:table-cell office:value-type="float" office:value="45608" table:style-name="ce24">
            <text:p>45,608</text:p>
          </table:table-cell>
          <table:table-cell office:value-type="float" office:value="19997" table:style-name="ce24">
            <text:p>19,997</text:p>
          </table:table-cell>
          <table:table-cell office:value-type="float" office:value="25611" table:style-name="ce24">
            <text:p>25,611</text:p>
          </table:table-cell>
          <table:table-cell office:value-type="float" office:value="17.36395859270004" table:style-name="ce25">
            <text:p>17.3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4118" table:style-name="ce20">
            <text:p>154,118</text:p>
          </table:table-cell>
          <table:table-cell office:value-type="float" office:value="77635" table:style-name="ce20">
            <text:p>77,635</text:p>
          </table:table-cell>
          <table:table-cell office:value-type="float" office:value="76483" table:style-name="ce20">
            <text:p>76,483</text:p>
          </table:table-cell>
          <table:table-cell office:value-type="float" office:value="4909" table:style-name="ce20">
            <text:p>4,909</text:p>
          </table:table-cell>
          <table:table-cell office:value-type="float" office:value="2539" table:style-name="ce20">
            <text:p>2,539</text:p>
          </table:table-cell>
          <table:table-cell office:value-type="float" office:value="2370" table:style-name="ce20">
            <text:p>2,370</text:p>
          </table:table-cell>
          <table:table-cell office:value-type="float" office:value="3.1852217132327181" table:style-name="ce21">
            <text:p>3.19</text:p>
          </table:table-cell>
          <table:table-cell office:value-type="float" office:value="6680" table:style-name="ce20">
            <text:p>6,680</text:p>
          </table:table-cell>
          <table:table-cell office:value-type="float" office:value="3460" table:style-name="ce20">
            <text:p>3,460</text:p>
          </table:table-cell>
          <table:table-cell office:value-type="float" office:value="3220" table:style-name="ce20">
            <text:p>3,220</text:p>
          </table:table-cell>
          <table:table-cell office:value-type="float" office:value="4.3343412190659105" table:style-name="ce22">
            <text:p>4.33</text:p>
          </table:table-cell>
          <table:table-cell office:value-type="float" office:value="10921" table:style-name="ce20">
            <text:p>10,921</text:p>
          </table:table-cell>
          <table:table-cell office:value-type="float" office:value="5693" table:style-name="ce20">
            <text:p>5,693</text:p>
          </table:table-cell>
          <table:table-cell office:value-type="float" office:value="5228" table:style-name="ce20">
            <text:p>5,228</text:p>
          </table:table-cell>
          <table:table-cell office:value-type="float" office:value="7.0861288103920366" table:style-name="ce21">
            <text:p>7.09</text:p>
          </table:table-cell>
          <table:table-cell office:value-type="float" office:value="11659" table:style-name="ce20">
            <text:p>11,659</text:p>
          </table:table-cell>
          <table:table-cell office:value-type="float" office:value="6070" table:style-name="ce20">
            <text:p>6,070</text:p>
          </table:table-cell>
          <table:table-cell office:value-type="float" office:value="5589" table:style-name="ce20">
            <text:p>5,589</text:p>
          </table:table-cell>
          <table:table-cell office:value-type="float" office:value="7.5649826756121934" table:style-name="ce21">
            <text:p>7.56</text:p>
          </table:table-cell>
          <table:table-cell office:value-type="float" office:value="5312" table:style-name="ce20">
            <text:p>5,312</text:p>
          </table:table-cell>
          <table:table-cell office:value-type="float" office:value="2780" table:style-name="ce20">
            <text:p>2,780</text:p>
          </table:table-cell>
          <table:table-cell office:value-type="float" office:value="2532" table:style-name="ce20">
            <text:p>2,532</text:p>
          </table:table-cell>
          <table:table-cell office:value-type="float" office:value="3.4467096640236701" table:style-name="ce21">
            <text:p>3.45</text:p>
          </table:table-cell>
          <table:table-cell office:value-type="float" office:value="134839" table:style-name="ce20">
            <text:p>134,839</text:p>
          </table:table-cell>
          <table:table-cell office:value-type="float" office:value="67573" table:style-name="ce20">
            <text:p>67,573</text:p>
          </table:table-cell>
          <table:table-cell office:value-type="float" office:value="67266" table:style-name="ce20">
            <text:p>67,266</text:p>
          </table:table-cell>
          <table:table-cell office:value-type="float" office:value="87.490753837968299" table:style-name="ce21">
            <text:p>87.49</text:p>
          </table:table-cell>
          <table:table-cell office:value-type="float" office:value="24195" table:style-name="ce20">
            <text:p>24,195</text:p>
          </table:table-cell>
          <table:table-cell office:value-type="float" office:value="11694" table:style-name="ce20">
            <text:p>11,694</text:p>
          </table:table-cell>
          <table:table-cell office:value-type="float" office:value="12501" table:style-name="ce20">
            <text:p>12,501</text:p>
          </table:table-cell>
          <table:table-cell office:value-type="float" office:value="15.699009849595763" table:style-name="ce21">
            <text:p>15.7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229" table:style-name="ce24">
            <text:p>140,229</text:p>
          </table:table-cell>
          <table:table-cell office:value-type="float" office:value="69585" table:style-name="ce24">
            <text:p>69,585</text:p>
          </table:table-cell>
          <table:table-cell office:value-type="float" office:value="70644" table:style-name="ce24">
            <text:p>70,644</text:p>
          </table:table-cell>
          <table:table-cell office:value-type="float" office:value="4378" table:style-name="ce24">
            <text:p>4,378</text:p>
          </table:table-cell>
          <table:table-cell office:value-type="float" office:value="2249" table:style-name="ce24">
            <text:p>2,249</text:p>
          </table:table-cell>
          <table:table-cell office:value-type="float" office:value="2129" table:style-name="ce24">
            <text:p>2,129</text:p>
          </table:table-cell>
          <table:table-cell office:value-type="float" office:value="3.122036098096685" table:style-name="ce25">
            <text:p>3.12</text:p>
          </table:table-cell>
          <table:table-cell office:value-type="float" office:value="5959" table:style-name="ce24">
            <text:p>5,959</text:p>
          </table:table-cell>
          <table:table-cell office:value-type="float" office:value="3062" table:style-name="ce24">
            <text:p>3,062</text:p>
          </table:table-cell>
          <table:table-cell office:value-type="float" office:value="2897" table:style-name="ce24">
            <text:p>2,897</text:p>
          </table:table-cell>
          <table:table-cell office:value-type="float" office:value="4.2494776401457619" table:style-name="ce26">
            <text:p>4.25</text:p>
          </table:table-cell>
          <table:table-cell office:value-type="float" office:value="9762" table:style-name="ce24">
            <text:p>9,762</text:p>
          </table:table-cell>
          <table:table-cell office:value-type="float" office:value="5075" table:style-name="ce24">
            <text:p>5,075</text:p>
          </table:table-cell>
          <table:table-cell office:value-type="float" office:value="4687" table:style-name="ce24">
            <text:p>4,687</text:p>
          </table:table-cell>
          <table:table-cell office:value-type="float" office:value="6.9614701666559693" table:style-name="ce25">
            <text:p>6.96</text:p>
          </table:table-cell>
          <table:table-cell office:value-type="float" office:value="10416" table:style-name="ce24">
            <text:p>10,416</text:p>
          </table:table-cell>
          <table:table-cell office:value-type="float" office:value="5406" table:style-name="ce24">
            <text:p>5,406</text:p>
          </table:table-cell>
          <table:table-cell office:value-type="float" office:value="5010" table:style-name="ce24">
            <text:p>5,010</text:p>
          </table:table-cell>
          <table:table-cell office:value-type="float" office:value="7.4278501593821531" table:style-name="ce25">
            <text:p>7.43</text:p>
          </table:table-cell>
          <table:table-cell office:value-type="float" office:value="4765" table:style-name="ce24">
            <text:p>4,765</text:p>
          </table:table-cell>
          <table:table-cell office:value-type="float" office:value="2483" table:style-name="ce24">
            <text:p>2,483</text:p>
          </table:table-cell>
          <table:table-cell office:value-type="float" office:value="2282" table:style-name="ce24">
            <text:p>2,282</text:p>
          </table:table-cell>
          <table:table-cell office:value-type="float" office:value="3.3980132497557567" table:style-name="ce25">
            <text:p>3.40</text:p>
          </table:table-cell>
          <table:table-cell office:value-type="float" office:value="122890" table:style-name="ce24">
            <text:p>122,890</text:p>
          </table:table-cell>
          <table:table-cell office:value-type="float" office:value="60572" table:style-name="ce24">
            <text:p>60,572</text:p>
          </table:table-cell>
          <table:table-cell office:value-type="float" office:value="62318" table:style-name="ce24">
            <text:p>62,318</text:p>
          </table:table-cell>
          <table:table-cell office:value-type="float" office:value="87.635225238716671" table:style-name="ce25">
            <text:p>87.64</text:p>
          </table:table-cell>
          <table:table-cell office:value-type="float" office:value="22291" table:style-name="ce24">
            <text:p>22,291</text:p>
          </table:table-cell>
          <table:table-cell office:value-type="float" office:value="10649" table:style-name="ce24">
            <text:p>10,649</text:p>
          </table:table-cell>
          <table:table-cell office:value-type="float" office:value="11642" table:style-name="ce24">
            <text:p>11,642</text:p>
          </table:table-cell>
          <table:table-cell office:value-type="float" office:value="15.896141311711556" table:style-name="ce25">
            <text:p>15.9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889" table:style-name="ce24">
            <text:p>13,889</text:p>
          </table:table-cell>
          <table:table-cell office:value-type="float" office:value="8050" table:style-name="ce24">
            <text:p>8,050</text:p>
          </table:table-cell>
          <table:table-cell office:value-type="float" office:value="5839" table:style-name="ce24">
            <text:p>5,839</text:p>
          </table:table-cell>
          <table:table-cell office:value-type="float" office:value="531" table:style-name="ce24">
            <text:p>531</text:p>
          </table:table-cell>
          <table:table-cell office:value-type="float" office:value="290" table:style-name="ce24">
            <text:p>290</text:p>
          </table:table-cell>
          <table:table-cell office:value-type="float" office:value="241" table:style-name="ce24">
            <text:p>241</text:p>
          </table:table-cell>
          <table:table-cell office:value-type="float" office:value="3.8231694146446831" table:style-name="ce25">
            <text:p>3.82</text:p>
          </table:table-cell>
          <table:table-cell office:value-type="float" office:value="721" table:style-name="ce24">
            <text:p>721</text:p>
          </table:table-cell>
          <table:table-cell office:value-type="float" office:value="398" table:style-name="ce24">
            <text:p>398</text:p>
          </table:table-cell>
          <table:table-cell office:value-type="float" office:value="323" table:style-name="ce24">
            <text:p>323</text:p>
          </table:table-cell>
          <table:table-cell office:value-type="float" office:value="5.1911584707322342" table:style-name="ce26">
            <text:p>5.19</text:p>
          </table:table-cell>
          <table:table-cell office:value-type="float" office:value="1159" table:style-name="ce24">
            <text:p>1,159</text:p>
          </table:table-cell>
          <table:table-cell office:value-type="float" office:value="618" table:style-name="ce24">
            <text:p>618</text:p>
          </table:table-cell>
          <table:table-cell office:value-type="float" office:value="541" table:style-name="ce24">
            <text:p>541</text:p>
          </table:table-cell>
          <table:table-cell office:value-type="float" office:value="8.3447332421340636" table:style-name="ce25">
            <text:p>8.34</text:p>
          </table:table-cell>
          <table:table-cell office:value-type="float" office:value="1243" table:style-name="ce24">
            <text:p>1,243</text:p>
          </table:table-cell>
          <table:table-cell office:value-type="float" office:value="664" table:style-name="ce24">
            <text:p>664</text:p>
          </table:table-cell>
          <table:table-cell office:value-type="float" office:value="579" table:style-name="ce24">
            <text:p>579</text:p>
          </table:table-cell>
          <table:table-cell office:value-type="float" office:value="8.9495284037727707" table:style-name="ce25">
            <text:p>8.95</text:p>
          </table:table-cell>
          <table:table-cell office:value-type="float" office:value="547" table:style-name="ce24">
            <text:p>547</text:p>
          </table:table-cell>
          <table:table-cell office:value-type="float" office:value="297" table:style-name="ce24">
            <text:p>297</text:p>
          </table:table-cell>
          <table:table-cell office:value-type="float" office:value="250" table:style-name="ce24">
            <text:p>250</text:p>
          </table:table-cell>
          <table:table-cell office:value-type="float" office:value="3.9383684930520557" table:style-name="ce25">
            <text:p>3.94</text:p>
          </table:table-cell>
          <table:table-cell office:value-type="float" office:value="11949" table:style-name="ce24">
            <text:p>11,949</text:p>
          </table:table-cell>
          <table:table-cell office:value-type="float" office:value="7001" table:style-name="ce24">
            <text:p>7,001</text:p>
          </table:table-cell>
          <table:table-cell office:value-type="float" office:value="4948" table:style-name="ce24">
            <text:p>4,948</text:p>
          </table:table-cell>
          <table:table-cell office:value-type="float" office:value="86.032111743106057" table:style-name="ce25">
            <text:p>86.03</text:p>
          </table:table-cell>
          <table:table-cell office:value-type="float" office:value="1904" table:style-name="ce24">
            <text:p>1,904</text:p>
          </table:table-cell>
          <table:table-cell office:value-type="float" office:value="1045" table:style-name="ce24">
            <text:p>1,045</text:p>
          </table:table-cell>
          <table:table-cell office:value-type="float" office:value="859" table:style-name="ce24">
            <text:p>859</text:p>
          </table:table-cell>
          <table:table-cell office:value-type="float" office:value="13.708690330477355" table:style-name="ce25">
            <text:p>13.71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3" table:style-name="ce34"/>
          <table:table-cell table:number-columns-repeated="3" table:style-name="ce35"/>
          <table:table-cell table:style-name="ce36"/>
          <table:table-cell table:number-columns-repeated="16" table:style-name="ce37"/>
          <table:table-cell table:number-columns-repeated="3" table:style-name="ce38"/>
          <table:table-cell table:number-columns-repeated="4" table:style-name="ce39"/>
          <table:table-cell office:value-type="string" table:style-name="ce40">
            <text:p><text:s text:c="16"/>內政部戶政司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107/上網各月速報公式(7月).xls'#說明" table:style-name="ta2">
        <table:table-source xlink:href="file:///C:/Users/moi1849/Desktop/123/3/1.月報/06速(月)報套印/111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60" table:style-name="ta2">
        <table:table-source xlink:href="file:///C:/Users/moi1849/Desktop/123/3/1.月報/06速(月)報套印/111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70" table:style-name="ta2">
        <table:table-source xlink:href="file:///C:/Users/moi1849/Desktop/123/3/1.月報/06速(月)報套印/111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B0" table:style-name="ta2">
        <table:table-source xlink:href="file:///C:/Users/moi1849/Desktop/123/3/1.月報/06速(月)報套印/111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月別(貼01-縣市別)" table:style-name="ta2">
        <table:table-source xlink:href="file:///C:/Users/moi1849/Desktop/123/3/1.月報/06速(月)報套印/111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縣市別" table:style-name="ta2">
        <table:table-source xlink:href="file:///C:/Users/moi1849/Desktop/123/3/1.月報/06速(月)報套印/111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齡結構" table:style-name="ta2">
        <table:table-source xlink:href="file:///C:/Users/moi1849/Desktop/123/3/1.月報/06速(月)報套印/111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資料分析" table:style-name="ta2">
        <table:table-source xlink:href="file:///C:/Users/moi1849/Desktop/123/3/1.月報/06速(月)報套印/111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分析(草稿)" table:style-name="ta2">
        <table:table-source xlink:href="file:///C:/Users/moi1849/Desktop/123/3/1.月報/06速(月)報套印/111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年月別" table:style-name="ta2">
        <table:table-source xlink:href="file:///C:/Users/moi1849/Desktop/123/3/1.月報/06速(月)報套印/111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縣市別" table:style-name="ta2">
        <table:table-source xlink:href="file:///C:/Users/moi1849/Desktop/123/3/1.月報/06速(月)報套印/111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4-單一年齡" table:style-name="ta2">
        <table:table-source xlink:href="file:///C:/Users/moi1849/Desktop/123/3/1.月報/06速(月)報套印/111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5-年齡結構" table:style-name="ta2">
        <table:table-source xlink:href="file:///C:/Users/moi1849/Desktop/123/3/1.月報/06速(月)報套印/111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6-人口增加&amp;生死結離" table:style-name="ta2">
        <table:table-source xlink:href="file:///C:/Users/moi1849/Desktop/123/3/1.月報/06速(月)報套印/111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年月別" table:style-name="ta2">
        <table:table-source xlink:href="file:///C:/Users/moi1849/Desktop/123/3/1.月報/06速(月)報套印/111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縣市別" table:style-name="ta2">
        <table:table-source xlink:href="file:///C:/Users/moi1849/Desktop/123/3/1.月報/06速(月)報套印/111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年月別" table:style-name="ta2">
        <table:table-source xlink:href="file:///C:/Users/moi1849/Desktop/123/3/1.月報/06速(月)報套印/111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縣市別" table:style-name="ta2">
        <table:table-source xlink:href="file:///C:/Users/moi1849/Desktop/123/3/1.月報/06速(月)報套印/111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1-遷徙" table:style-name="ta2">
        <table:table-source xlink:href="file:///C:/Users/moi1849/Desktop/123/3/1.月報/06速(月)報套印/111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6:54:45Z</meta:creation-date>
    <dc:date>2022-08-02T06:55:08Z</dc:date>
  </office:meta>
</office:document-meta>
</file>